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800000002D218ABCB5.png" manifest:media-type="image/png"/>
  <manifest:file-entry manifest:full-path="Pictures/1000404E00000D3B000004A15D83E7C7.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Header">
      <style:paragraph-properties fo:text-align="center" style:justify-single-word="false"/>
      <style:text-properties officeooo:rsid="003344ef" officeooo:paragraph-rsid="003344ef"/>
    </style:style>
    <style:style style:name="P2" style:family="paragraph" style:parent-style-name="Standard">
      <style:text-properties fo:language="en" fo:country="US" officeooo:rsid="00125a88" officeooo:paragraph-rsid="00125a88" style:font-size-asian="10.5pt"/>
    </style:style>
    <style:style style:name="P3" style:family="paragraph" style:parent-style-name="Text_20_body">
      <style:text-properties fo:language="en" fo:country="US" officeooo:rsid="001760f2" officeooo:paragraph-rsid="001760f2"/>
    </style:style>
    <style:style style:name="P4" style:family="paragraph" style:parent-style-name="Text_20_body">
      <style:paragraph-properties fo:text-align="center" style:justify-single-word="false"/>
      <style:text-properties fo:language="en" fo:country="US" officeooo:rsid="001760f2" officeooo:paragraph-rsid="001760f2"/>
    </style:style>
    <style:style style:name="P5" style:family="paragraph" style:parent-style-name="Text_20_body">
      <style:paragraph-properties fo:text-align="center" style:justify-single-word="false"/>
      <style:text-properties fo:language="en" fo:country="US" officeooo:rsid="001760f2" officeooo:paragraph-rsid="00189c9b"/>
    </style:style>
    <style:style style:name="P6" style:family="paragraph" style:parent-style-name="Text_20_body">
      <style:text-properties fo:language="en" fo:country="US" officeooo:rsid="00189c9b" officeooo:paragraph-rsid="00189c9b"/>
    </style:style>
    <style:style style:name="P7" style:family="paragraph" style:parent-style-name="Text_20_body">
      <style:paragraph-properties fo:text-align="center" style:justify-single-word="false"/>
      <style:text-properties fo:language="en" fo:country="US" officeooo:rsid="00189c9b" officeooo:paragraph-rsid="00189c9b"/>
    </style:style>
    <style:style style:name="P8" style:family="paragraph" style:parent-style-name="Text_20_body">
      <style:paragraph-properties fo:text-align="start" style:justify-single-word="false"/>
      <style:text-properties fo:language="en" fo:country="US" officeooo:rsid="00189c9b" officeooo:paragraph-rsid="00189c9b"/>
    </style:style>
    <style:style style:name="P9" style:family="paragraph" style:parent-style-name="Text_20_body">
      <style:text-properties fo:language="en" fo:country="US" officeooo:rsid="00189c9b" officeooo:paragraph-rsid="00196e60"/>
    </style:style>
    <style:style style:name="P10" style:family="paragraph" style:parent-style-name="Text_20_body">
      <style:paragraph-properties fo:text-align="start" style:justify-single-word="false"/>
      <style:text-properties fo:language="en" fo:country="US" officeooo:rsid="00196e60" officeooo:paragraph-rsid="00196e60"/>
    </style:style>
    <style:style style:name="P11" style:family="paragraph" style:parent-style-name="Text_20_body">
      <style:text-properties fo:language="en" fo:country="US" officeooo:rsid="0014ae69" officeooo:paragraph-rsid="0014ae69"/>
    </style:style>
    <style:style style:name="P12" style:family="paragraph" style:parent-style-name="Text_20_body">
      <style:text-properties fo:language="en" fo:country="US" officeooo:paragraph-rsid="00196e60"/>
    </style:style>
    <style:style style:name="P13" style:family="paragraph" style:parent-style-name="Text_20_body">
      <style:text-properties fo:language="en" fo:country="US" officeooo:rsid="00196e60" officeooo:paragraph-rsid="00196e60" style:font-size-asian="10.5pt"/>
    </style:style>
    <style:style style:name="P14" style:family="paragraph" style:parent-style-name="Text_20_body">
      <style:text-properties fo:language="en" fo:country="US" officeooo:rsid="001bc3e1" officeooo:paragraph-rsid="001bc3e1" style:font-size-asian="10.5pt"/>
    </style:style>
    <style:style style:name="P15" style:family="paragraph" style:parent-style-name="Text_20_body">
      <style:text-properties fo:language="en" fo:country="US" officeooo:rsid="001d0970" officeooo:paragraph-rsid="001d0970" style:font-size-asian="10.5pt"/>
    </style:style>
    <style:style style:name="P16" style:family="paragraph" style:parent-style-name="Text_20_body">
      <style:text-properties fo:language="en" fo:country="US" officeooo:rsid="001d2445" officeooo:paragraph-rsid="001d2445" style:font-size-asian="10.5pt"/>
    </style:style>
    <style:style style:name="P17" style:family="paragraph" style:parent-style-name="Text_20_body">
      <style:text-properties fo:language="en" fo:country="US" officeooo:rsid="001f8981" officeooo:paragraph-rsid="001f8981" style:font-size-asian="10.5pt"/>
    </style:style>
    <style:style style:name="P18" style:family="paragraph" style:parent-style-name="Text_20_body">
      <style:text-properties fo:language="en" fo:country="US" officeooo:rsid="002229f4" officeooo:paragraph-rsid="002229f4" style:font-size-asian="10.5pt"/>
    </style:style>
    <style:style style:name="P19" style:family="paragraph" style:parent-style-name="Text_20_body">
      <style:paragraph-properties fo:text-align="start" style:justify-single-word="false"/>
      <style:text-properties fo:language="en" fo:country="US" officeooo:rsid="002df896" officeooo:paragraph-rsid="002df896" style:font-size-asian="10.5pt"/>
    </style:style>
    <style:style style:name="P20" style:family="paragraph" style:parent-style-name="Text_20_body">
      <style:paragraph-properties fo:text-align="start" style:justify-single-word="false"/>
      <style:text-properties fo:language="en" fo:country="US" officeooo:rsid="002e260e" officeooo:paragraph-rsid="002e260e" style:font-size-asian="10.5pt"/>
    </style:style>
    <style:style style:name="P21" style:family="paragraph" style:parent-style-name="Text_20_body">
      <style:text-properties fo:language="en" fo:country="US" officeooo:rsid="00316c66" officeooo:paragraph-rsid="00316c66" style:font-size-asian="10.5pt"/>
    </style:style>
    <style:style style:name="P22" style:family="paragraph" style:parent-style-name="Text_20_body">
      <style:text-properties fo:language="en" fo:country="US" officeooo:rsid="00316c66" officeooo:paragraph-rsid="0046289a" style:font-size-asian="10.5pt"/>
    </style:style>
    <style:style style:name="P23" style:family="paragraph" style:parent-style-name="Text_20_body">
      <style:text-properties fo:language="en" fo:country="US" officeooo:rsid="0046289a" officeooo:paragraph-rsid="0046289a" style:font-size-asian="10.5pt"/>
    </style:style>
    <style:style style:name="P24" style:family="paragraph" style:parent-style-name="Text_20_body">
      <style:text-properties fo:language="en" fo:country="US" officeooo:rsid="00125a88" officeooo:paragraph-rsid="00446046" style:font-size-asian="10.5pt"/>
    </style:style>
    <style:style style:name="P25" style:family="paragraph" style:parent-style-name="Text_20_body">
      <style:text-properties fo:language="en" fo:country="US" officeooo:rsid="003deb92" officeooo:paragraph-rsid="003deb92" style:font-size-asian="10.5pt"/>
    </style:style>
    <style:style style:name="P26" style:family="paragraph" style:parent-style-name="Text_20_body">
      <style:text-properties fo:language="en" fo:country="US" officeooo:rsid="0042f357" officeooo:paragraph-rsid="0042f357" style:font-size-asian="10.5pt"/>
    </style:style>
    <style:style style:name="P27" style:family="paragraph" style:parent-style-name="Text_20_body">
      <style:text-properties fo:language="en" fo:country="US" officeooo:rsid="00480f98" officeooo:paragraph-rsid="0048e7e0" style:font-size-asian="10.5pt"/>
    </style:style>
    <style:style style:name="P28" style:family="paragraph" style:parent-style-name="Text_20_body">
      <style:text-properties fo:language="en" fo:country="US" officeooo:rsid="0048e7e0" officeooo:paragraph-rsid="0048e7e0" style:font-size-asian="10.5pt"/>
    </style:style>
    <style:style style:name="P29" style:family="paragraph" style:parent-style-name="Text_20_body">
      <style:text-properties fo:language="en" fo:country="US" officeooo:rsid="0051e7fa" officeooo:paragraph-rsid="0051e7fa" style:font-size-asian="10.5pt"/>
    </style:style>
    <style:style style:name="P30" style:family="paragraph" style:parent-style-name="Text_20_body">
      <style:text-properties fo:language="en" fo:country="US" officeooo:rsid="00592433" officeooo:paragraph-rsid="00592433" style:font-size-asian="10.5pt"/>
    </style:style>
    <style:style style:name="P31" style:family="paragraph" style:parent-style-name="Text_20_body">
      <style:paragraph-properties fo:text-align="center" style:justify-single-word="false"/>
      <style:text-properties fo:language="en" fo:country="US" style:text-underline-style="solid" style:text-underline-width="auto" style:text-underline-color="font-color" officeooo:rsid="001d0970" officeooo:paragraph-rsid="001d0970" style:font-size-asian="10.5pt"/>
    </style:style>
    <style:style style:name="P32" style:family="paragraph" style:parent-style-name="Text_20_body">
      <style:paragraph-properties fo:text-align="center" style:justify-single-word="false"/>
      <style:text-properties fo:language="en" fo:country="US" style:text-underline-style="solid" style:text-underline-width="auto" style:text-underline-color="font-color" officeooo:rsid="001d2445" officeooo:paragraph-rsid="001d2445" style:font-size-asian="10.5pt"/>
    </style:style>
    <style:style style:name="P33" style:family="paragraph" style:parent-style-name="Text_20_body">
      <style:paragraph-properties fo:text-align="center" style:justify-single-word="false"/>
      <style:text-properties fo:language="en" fo:country="US" style:text-underline-style="solid" style:text-underline-width="auto" style:text-underline-color="font-color" officeooo:rsid="001f8981" officeooo:paragraph-rsid="001f8981" style:font-size-asian="10.5pt"/>
    </style:style>
    <style:style style:name="P34" style:family="paragraph" style:parent-style-name="Text_20_body">
      <style:text-properties officeooo:rsid="00196e60" officeooo:paragraph-rsid="00196e60"/>
    </style:style>
    <style:style style:name="P35" style:family="paragraph" style:parent-style-name="Text_20_body">
      <style:text-properties officeooo:paragraph-rsid="001c4724"/>
    </style:style>
    <style:style style:name="P36" style:family="paragraph" style:parent-style-name="Text_20_body">
      <style:text-properties officeooo:rsid="001d2445" officeooo:paragraph-rsid="001d2445"/>
    </style:style>
    <style:style style:name="P37" style:family="paragraph" style:parent-style-name="Text_20_body">
      <style:paragraph-properties fo:text-align="start" style:justify-single-word="false"/>
      <style:text-properties officeooo:rsid="00238d55" officeooo:paragraph-rsid="0028be8b"/>
    </style:style>
    <style:style style:name="P38" style:family="paragraph" style:parent-style-name="Text_20_body">
      <style:paragraph-properties fo:text-align="start" style:justify-single-word="false"/>
      <style:text-properties officeooo:rsid="0023e87b" officeooo:paragraph-rsid="002c2fd8"/>
    </style:style>
    <style:style style:name="P39" style:family="paragraph" style:parent-style-name="Text_20_body">
      <style:paragraph-properties fo:text-align="start" style:justify-single-word="false"/>
      <style:text-properties officeooo:rsid="0025b821" officeooo:paragraph-rsid="0025b821"/>
    </style:style>
    <style:style style:name="P40" style:family="paragraph" style:parent-style-name="Text_20_body">
      <style:paragraph-properties fo:text-align="start" style:justify-single-word="false"/>
      <style:text-properties officeooo:rsid="0025b821" officeooo:paragraph-rsid="0026804f"/>
    </style:style>
    <style:style style:name="P41" style:family="paragraph" style:parent-style-name="Text_20_body">
      <style:paragraph-properties fo:text-align="start" style:justify-single-word="false"/>
      <style:text-properties officeooo:rsid="00273464" officeooo:paragraph-rsid="00273464"/>
    </style:style>
    <style:style style:name="P42" style:family="paragraph" style:parent-style-name="Text_20_body">
      <style:paragraph-properties fo:text-align="start" style:justify-single-word="false"/>
      <style:text-properties officeooo:rsid="00273464" officeooo:paragraph-rsid="00282c71"/>
    </style:style>
    <style:style style:name="P43" style:family="paragraph" style:parent-style-name="Text_20_body">
      <style:paragraph-properties fo:text-align="start" style:justify-single-word="false"/>
      <style:text-properties officeooo:rsid="00282c71" officeooo:paragraph-rsid="00282c71"/>
    </style:style>
    <style:style style:name="P44" style:family="paragraph" style:parent-style-name="Text_20_body">
      <style:paragraph-properties fo:text-align="start" style:justify-single-word="false"/>
      <style:text-properties officeooo:rsid="0028be8b" officeooo:paragraph-rsid="002c2fd8"/>
    </style:style>
    <style:style style:name="P45" style:family="paragraph" style:parent-style-name="Text_20_body">
      <style:paragraph-properties fo:text-align="start" style:justify-single-word="false"/>
      <style:text-properties officeooo:rsid="002a6585" officeooo:paragraph-rsid="002c2fd8"/>
    </style:style>
    <style:style style:name="P46" style:family="paragraph" style:parent-style-name="Text_20_body">
      <style:paragraph-properties fo:text-align="start" style:justify-single-word="false"/>
      <style:text-properties officeooo:rsid="002df896" officeooo:paragraph-rsid="002df896"/>
    </style:style>
    <style:style style:name="P47" style:family="paragraph" style:parent-style-name="Text_20_body">
      <style:text-properties officeooo:rsid="002e260e" officeooo:paragraph-rsid="002e260e"/>
    </style:style>
    <style:style style:name="P48" style:family="paragraph" style:parent-style-name="Text_20_body">
      <style:text-properties officeooo:rsid="003344ef" officeooo:paragraph-rsid="0034da19"/>
    </style:style>
    <style:style style:name="P49" style:family="paragraph" style:parent-style-name="Text_20_body">
      <style:text-properties officeooo:rsid="0034da19" officeooo:paragraph-rsid="00352be2"/>
    </style:style>
    <style:style style:name="P50" style:family="paragraph" style:parent-style-name="Text_20_body">
      <style:text-properties officeooo:rsid="0034da19" officeooo:paragraph-rsid="003c31f8"/>
    </style:style>
    <style:style style:name="P51" style:family="paragraph" style:parent-style-name="Text_20_body">
      <style:text-properties officeooo:rsid="003891d0" officeooo:paragraph-rsid="003891d0"/>
    </style:style>
    <style:style style:name="P52" style:family="paragraph" style:parent-style-name="Text_20_body">
      <style:text-properties officeooo:rsid="003891d0" officeooo:paragraph-rsid="0036eeae"/>
    </style:style>
    <style:style style:name="P53" style:family="paragraph" style:parent-style-name="Text_20_body">
      <style:text-properties officeooo:rsid="003c31f8" officeooo:paragraph-rsid="003c31f8"/>
    </style:style>
    <style:style style:name="P54" style:family="paragraph" style:parent-style-name="Text_20_body">
      <style:text-properties officeooo:rsid="0040e396" officeooo:paragraph-rsid="0040e396"/>
    </style:style>
    <style:style style:name="P55" style:family="paragraph" style:parent-style-name="Text_20_body">
      <style:text-properties officeooo:rsid="00446046" officeooo:paragraph-rsid="0046289a"/>
    </style:style>
    <style:style style:name="P56" style:family="paragraph" style:parent-style-name="Text_20_body">
      <style:text-properties officeooo:rsid="0046b5d2" officeooo:paragraph-rsid="0046b5d2"/>
    </style:style>
    <style:style style:name="P57" style:family="paragraph" style:parent-style-name="Text_20_body">
      <style:text-properties officeooo:rsid="00480f98" officeooo:paragraph-rsid="0048e7e0"/>
    </style:style>
    <style:style style:name="P58" style:family="paragraph" style:parent-style-name="Text_20_body">
      <style:text-properties officeooo:rsid="004aa0bd" officeooo:paragraph-rsid="004aa0bd"/>
    </style:style>
    <style:style style:name="P59" style:family="paragraph" style:parent-style-name="Text_20_body">
      <style:text-properties officeooo:rsid="004c4f0f" officeooo:paragraph-rsid="004c4f0f"/>
    </style:style>
    <style:style style:name="P60" style:family="paragraph" style:parent-style-name="Text_20_body">
      <style:text-properties style:text-position="0% 100%" officeooo:rsid="00592433" officeooo:paragraph-rsid="00592433"/>
    </style:style>
    <style:style style:name="P61" style:family="paragraph" style:parent-style-name="Text_20_body">
      <style:text-properties style:text-position="0% 100%" officeooo:rsid="005c0199" officeooo:paragraph-rsid="005d8ac0"/>
    </style:style>
    <style:style style:name="P62" style:family="paragraph" style:parent-style-name="Text_20_body">
      <style:text-properties style:text-position="0% 100%" officeooo:rsid="005d8ac0" officeooo:paragraph-rsid="005d8ac0"/>
    </style:style>
    <style:style style:name="P63" style:family="paragraph" style:parent-style-name="Text_20_body">
      <style:text-properties style:text-position="0% 100%" officeooo:rsid="005e23f3" officeooo:paragraph-rsid="005e23f3"/>
    </style:style>
    <style:style style:name="P64" style:family="paragraph" style:parent-style-name="Text_20_body">
      <style:text-properties style:text-position="0% 100%" officeooo:rsid="006058d2" officeooo:paragraph-rsid="006058d2"/>
    </style:style>
    <style:style style:name="P65" style:family="paragraph" style:parent-style-name="Text_20_body">
      <style:text-properties style:text-position="0% 100%" officeooo:rsid="0061c191" officeooo:paragraph-rsid="0061c191"/>
    </style:style>
    <style:style style:name="P66" style:family="paragraph" style:parent-style-name="Code">
      <style:text-properties officeooo:paragraph-rsid="006058d2"/>
    </style:style>
    <style:style style:name="P67" style:family="paragraph" style:parent-style-name="Standard">
      <style:text-properties fo:language="en" fo:country="US" officeooo:rsid="00125a88" officeooo:paragraph-rsid="0068d39e" style:font-size-asian="10.5pt"/>
    </style:style>
    <style:style style:name="P68" style:family="paragraph" style:parent-style-name="Title" style:master-page-name="First_20_Page">
      <style:paragraph-properties style:page-number="auto"/>
      <style:text-properties fo:language="en" fo:country="US"/>
    </style:style>
    <style:style style:name="P69" style:family="paragraph" style:parent-style-name="Text_20_body" style:list-style-name="L1">
      <style:text-properties fo:language="en" fo:country="US" officeooo:rsid="001bc3e1" officeooo:paragraph-rsid="001bc3e1" style:font-size-asian="10.5pt"/>
    </style:style>
    <style:style style:name="P70" style:family="paragraph" style:parent-style-name="Text_20_body" style:list-style-name="L2">
      <style:text-properties fo:language="en" fo:country="US" officeooo:rsid="001d0970" officeooo:paragraph-rsid="001d0970" style:font-size-asian="10.5pt"/>
    </style:style>
    <style:style style:name="P71" style:family="paragraph" style:parent-style-name="Text_20_body" style:list-style-name="L3">
      <style:text-properties fo:language="en" fo:country="US" officeooo:rsid="001d0970" officeooo:paragraph-rsid="001d2445" style:font-size-asian="10.5pt"/>
    </style:style>
    <style:style style:name="P72" style:family="paragraph" style:parent-style-name="Text_20_body" style:list-style-name="L3">
      <style:text-properties fo:language="en" fo:country="US" officeooo:paragraph-rsid="001d2445" style:font-size-asian="10.5pt"/>
    </style:style>
    <style:style style:name="P73" style:family="paragraph" style:parent-style-name="Text_20_body" style:list-style-name="L4">
      <style:text-properties fo:language="en" fo:country="US" officeooo:rsid="001d2445" officeooo:paragraph-rsid="001d2445" style:font-size-asian="10.5pt"/>
    </style:style>
    <style:style style:name="P74" style:family="paragraph" style:parent-style-name="Text_20_body" style:list-style-name="L4">
      <style:text-properties fo:language="en" fo:country="US" officeooo:rsid="001f8981" officeooo:paragraph-rsid="001f8981" style:font-size-asian="10.5pt"/>
    </style:style>
    <style:style style:name="P75" style:family="paragraph" style:parent-style-name="Text_20_body" style:list-style-name="L6">
      <style:text-properties fo:language="en" fo:country="US" officeooo:rsid="001f8981" officeooo:paragraph-rsid="002229f4" style:font-size-asian="10.5pt"/>
    </style:style>
    <style:style style:name="P76" style:family="paragraph" style:parent-style-name="Text_20_body" style:list-style-name="L5">
      <style:text-properties fo:language="en" fo:country="US" officeooo:rsid="002229f4" officeooo:paragraph-rsid="002229f4" style:font-size-asian="10.5pt"/>
    </style:style>
    <style:style style:name="P77" style:family="paragraph" style:parent-style-name="Text_20_body" style:list-style-name="L7">
      <style:text-properties fo:language="en" fo:country="US" officeooo:rsid="003deb92" officeooo:paragraph-rsid="003deb92" style:font-size-asian="10.5pt"/>
    </style:style>
    <style:style style:name="P78" style:family="paragraph" style:parent-style-name="Text_20_body" style:list-style-name="L7">
      <style:text-properties fo:language="en" fo:country="US" officeooo:rsid="0041f8ad" officeooo:paragraph-rsid="0041f8ad" style:font-size-asian="10.5pt"/>
    </style:style>
    <style:style style:name="P79" style:family="paragraph" style:parent-style-name="Text_20_body" style:list-style-name="L8">
      <style:text-properties fo:language="en" fo:country="US" officeooo:rsid="0042f357" officeooo:paragraph-rsid="0042f357" style:font-size-asian="10.5pt"/>
    </style:style>
    <style:style style:name="P80" style:family="paragraph" style:parent-style-name="Text_20_body" style:list-style-name="L8">
      <style:text-properties fo:language="en" fo:country="US" officeooo:rsid="0042f357" officeooo:paragraph-rsid="00446046" style:font-size-asian="10.5pt"/>
    </style:style>
    <style:style style:name="P81" style:family="paragraph" style:parent-style-name="Text_20_body">
      <style:paragraph-properties fo:text-align="center" style:justify-single-word="false"/>
      <style:text-properties fo:language="en" fo:country="US" officeooo:rsid="003bae86" officeooo:paragraph-rsid="0068d39e" style:font-size-asian="10.5pt"/>
    </style:style>
    <style:style style:name="P82" style:family="paragraph" style:parent-style-name="Text_20_body" style:list-style-name="L2">
      <style:text-properties officeooo:rsid="001d0970" officeooo:paragraph-rsid="001d0970"/>
    </style:style>
    <style:style style:name="P83" style:family="paragraph" style:parent-style-name="Text_20_body" style:list-style-name="L4">
      <style:text-properties officeooo:rsid="001d2445" officeooo:paragraph-rsid="001d2445"/>
    </style:style>
    <style:style style:name="P84" style:family="paragraph" style:parent-style-name="Text_20_body" style:list-style-name="L6">
      <style:text-properties officeooo:paragraph-rsid="00228063"/>
    </style:style>
    <style:style style:name="P85" style:family="paragraph" style:parent-style-name="Text_20_body" style:list-style-name="L7">
      <style:text-properties officeooo:rsid="003deb92" officeooo:paragraph-rsid="003deb92"/>
    </style:style>
    <style:style style:name="P86" style:family="paragraph" style:parent-style-name="Text_20_body">
      <style:paragraph-properties fo:text-align="start" style:justify-single-word="false"/>
      <style:text-properties officeooo:rsid="0068d39e" officeooo:paragraph-rsid="0068d39e"/>
    </style:style>
    <style:style style:name="P87" style:family="paragraph" style:parent-style-name="Text_20_body">
      <style:paragraph-properties fo:text-align="start" style:justify-single-word="false"/>
      <style:text-properties officeooo:rsid="006a593a" officeooo:paragraph-rsid="006a593a"/>
    </style:style>
    <style:style style:name="P88" style:family="paragraph" style:parent-style-name="Text_20_body">
      <style:paragraph-properties fo:text-align="center" style:justify-single-word="false"/>
      <style:text-properties officeooo:rsid="006dcc59" officeooo:paragraph-rsid="006dcc59"/>
    </style:style>
    <style:style style:name="P89" style:family="paragraph" style:parent-style-name="Text_20_body">
      <style:paragraph-properties fo:text-align="center" style:justify-single-word="false"/>
      <style:text-properties style:text-underline-style="none" fo:font-weight="bold" style:font-weight-asian="bold" style:font-weight-complex="bold"/>
    </style:style>
    <style:style style:name="P90" style:family="paragraph" style:parent-style-name="Text_20_body">
      <style:text-properties style:text-position="0% 100%" officeooo:rsid="00622d72" officeooo:paragraph-rsid="00622d72"/>
    </style:style>
    <style:style style:name="P91" style:family="paragraph" style:parent-style-name="Text_20_body">
      <style:text-properties style:text-position="0% 100%" officeooo:rsid="0070a5b0" officeooo:paragraph-rsid="0070a5b0"/>
    </style:style>
    <style:style style:name="P92" style:family="paragraph" style:parent-style-name="Text_20_body">
      <style:text-properties style:text-position="0% 100%" officeooo:rsid="0079b657" officeooo:paragraph-rsid="0079b657"/>
    </style:style>
    <style:style style:name="P93" style:family="paragraph" style:parent-style-name="Text_20_body">
      <style:text-properties officeooo:rsid="004aa0bd" officeooo:paragraph-rsid="004aa0bd"/>
    </style:style>
    <style:style style:name="P94" style:family="paragraph" style:parent-style-name="Text_20_body">
      <style:text-properties officeooo:rsid="007493f4" officeooo:paragraph-rsid="007493f4"/>
    </style:style>
    <style:style style:name="P95" style:family="paragraph" style:parent-style-name="Text_20_body">
      <style:paragraph-properties fo:text-align="start" style:justify-single-word="false"/>
      <style:text-properties officeooo:rsid="0028be8b" officeooo:paragraph-rsid="002c2fd8"/>
    </style:style>
    <style:style style:name="P96" style:family="paragraph" style:parent-style-name="Text_20_body">
      <style:text-properties officeooo:paragraph-rsid="00228063"/>
    </style:style>
    <style:style style:name="P97" style:family="paragraph" style:parent-style-name="Text_20_body">
      <style:text-properties officeooo:rsid="0076f6fb" officeooo:paragraph-rsid="0076f6fb"/>
    </style:style>
    <style:style style:name="P98" style:family="paragraph" style:parent-style-name="Text_20_body">
      <style:text-properties officeooo:rsid="007d050c" officeooo:paragraph-rsid="007d050c"/>
    </style:style>
    <style:style style:name="P99" style:family="paragraph" style:parent-style-name="Text_20_body">
      <style:text-properties officeooo:rsid="007fedf3" officeooo:paragraph-rsid="007fedf3"/>
    </style:style>
    <style:style style:name="P100" style:family="paragraph" style:parent-style-name="Text_20_body">
      <style:text-properties officeooo:rsid="0088aa2c" officeooo:paragraph-rsid="0088aa2c"/>
    </style:style>
    <style:style style:name="P101" style:family="paragraph" style:parent-style-name="Text_20_body">
      <style:paragraph-properties fo:break-before="page"/>
      <style:text-properties fo:language="en" fo:country="US"/>
    </style:style>
    <style:style style:name="P102" style:family="paragraph" style:parent-style-name="Heading_20_2">
      <style:text-properties fo:language="en" fo:country="US"/>
    </style:style>
    <style:style style:name="P103" style:family="paragraph" style:parent-style-name="Heading_20_2">
      <style:text-properties fo:language="en" fo:country="US" officeooo:rsid="001760f2" officeooo:paragraph-rsid="001760f2"/>
    </style:style>
    <style:style style:name="P104" style:family="paragraph" style:parent-style-name="Heading_20_2">
      <style:text-properties fo:language="en" fo:country="US" style:font-size-asian="10.5pt"/>
    </style:style>
    <style:style style:name="P105" style:family="paragraph" style:parent-style-name="Heading_20_2">
      <style:text-properties fo:language="en" fo:country="US" officeooo:rsid="00125a88" style:font-size-asian="10.5pt"/>
    </style:style>
    <style:style style:name="P106" style:family="paragraph" style:parent-style-name="Heading_20_2">
      <style:text-properties fo:language="en" fo:country="US" officeooo:rsid="00125a88" officeooo:paragraph-rsid="00446046" style:font-size-asian="10.5pt"/>
    </style:style>
    <style:style style:name="P107" style:family="paragraph" style:parent-style-name="Heading_20_1" style:list-style-name="">
      <style:paragraph-properties fo:text-align="center" style:justify-single-word="false"/>
      <style:text-properties fo:language="en" fo:country="US"/>
    </style:style>
    <style:style style:name="P108" style:family="paragraph" style:parent-style-name="Heading_20_1">
      <style:paragraph-properties fo:text-align="center" style:justify-single-word="false" fo:break-before="page"/>
      <style:text-properties fo:language="en" fo:country="US"/>
    </style:style>
    <style:style style:name="P109" style:family="paragraph" style:parent-style-name="Heading_20_1">
      <style:paragraph-properties fo:text-align="center" style:justify-single-word="false" fo:break-before="page"/>
      <style:text-properties fo:language="en" fo:country="US" officeooo:rsid="00125a88" style:font-size-asian="10.5pt"/>
    </style:style>
    <style:style style:name="P110" style:family="paragraph" style:parent-style-name="Heading_20_1">
      <style:paragraph-properties fo:text-align="center" style:justify-single-word="false" fo:break-before="page"/>
      <style:text-properties fo:language="en" fo:country="US" officeooo:rsid="0068d39e" officeooo:paragraph-rsid="0068d39e"/>
    </style:style>
    <style:style style:name="P111" style:family="paragraph" style:parent-style-name="Heading_20_1">
      <style:paragraph-properties fo:text-align="center" style:justify-single-word="false" fo:break-before="page"/>
      <style:text-properties officeooo:rsid="00125a88"/>
    </style:style>
    <style:style style:name="P112" style:family="paragraph" style:parent-style-name="Code">
      <style:text-properties officeooo:paragraph-rsid="00826079"/>
    </style:style>
    <style:style style:name="P113" style:family="paragraph" style:parent-style-name="Code">
      <style:text-properties officeooo:rsid="00826079" officeooo:paragraph-rsid="00826079"/>
    </style:style>
    <style:style style:name="P114" style:family="paragraph" style:parent-style-name="Code">
      <style:text-properties officeooo:rsid="0086e94a" officeooo:paragraph-rsid="0086e94a"/>
    </style:style>
    <style:style style:name="P115" style:family="paragraph" style:parent-style-name="Heading_20_3">
      <style:text-properties fo:language="en" fo:country="US" officeooo:rsid="00125a88" style:font-size-asian="10.5pt"/>
    </style:style>
    <style:style style:name="P116" style:family="paragraph" style:parent-style-name="Footer">
      <style:paragraph-properties fo:text-align="end" style:justify-single-word="false"/>
      <style:text-properties officeooo:paragraph-rsid="003344ef"/>
    </style:style>
    <style:style style:name="P117" style:family="paragraph" style:parent-style-name="Contents_20_1">
      <style:paragraph-properties>
        <style:tab-stops>
          <style:tab-stop style:position="17cm" style:type="right" style:leader-style="dotted" style:leader-text="."/>
        </style:tab-stops>
      </style:paragraph-properties>
    </style:style>
    <style:style style:name="P118" style:family="paragraph" style:parent-style-name="Contents_20_2">
      <style:paragraph-properties>
        <style:tab-stops>
          <style:tab-stop style:position="16.501cm" style:type="right" style:leader-style="dotted" style:leader-text="."/>
        </style:tab-stops>
      </style:paragraph-properties>
    </style:style>
    <style:style style:name="P119"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style:font-size-asian="10.5pt"/>
    </style:style>
    <style:style style:name="T3" style:family="text">
      <style:text-properties fo:language="en" fo:country="US" officeooo:rsid="00125a88" style:font-size-asian="10.5pt"/>
    </style:style>
    <style:style style:name="T4" style:family="text">
      <style:text-properties fo:language="en" fo:country="US" officeooo:rsid="001ab4f8" style:font-size-asian="10.5pt"/>
    </style:style>
    <style:style style:name="T5" style:family="text">
      <style:text-properties fo:language="en" fo:country="US" officeooo:rsid="001c4724" style:font-size-asian="10.5pt"/>
    </style:style>
    <style:style style:name="T6" style:family="text">
      <style:text-properties fo:language="en" fo:country="US" officeooo:rsid="001d0970" style:font-size-asian="10.5pt"/>
    </style:style>
    <style:style style:name="T7" style:family="text">
      <style:text-properties fo:language="en" fo:country="US" officeooo:rsid="0020ee73" style:font-size-asian="10.5pt"/>
    </style:style>
    <style:style style:name="T8" style:family="text">
      <style:text-properties fo:language="en" fo:country="US" officeooo:rsid="001f8981" style:font-size-asian="10.5pt"/>
    </style:style>
    <style:style style:name="T9" style:family="text">
      <style:text-properties fo:language="en" fo:country="US" officeooo:rsid="002229f4" style:font-size-asian="10.5pt"/>
    </style:style>
    <style:style style:name="T10" style:family="text">
      <style:text-properties fo:language="en" fo:country="US" officeooo:rsid="002df896" style:font-size-asian="10.5pt"/>
    </style:style>
    <style:style style:name="T11" style:family="text">
      <style:text-properties fo:language="en" fo:country="US" officeooo:rsid="002e260e" style:font-size-asian="10.5pt"/>
    </style:style>
    <style:style style:name="T12" style:family="text">
      <style:text-properties fo:language="en" fo:country="US" officeooo:rsid="002f6017" style:font-size-asian="10.5pt"/>
    </style:style>
    <style:style style:name="T13" style:family="text">
      <style:text-properties fo:language="en" fo:country="US" officeooo:rsid="0030e9cf" style:font-size-asian="10.5pt"/>
    </style:style>
    <style:style style:name="T14" style:family="text">
      <style:text-properties fo:language="en" fo:country="US" officeooo:rsid="00316c66" style:font-size-asian="10.5pt"/>
    </style:style>
    <style:style style:name="T15" style:family="text">
      <style:text-properties fo:language="en" fo:country="US" officeooo:rsid="00337dea" style:font-size-asian="10.5pt"/>
    </style:style>
    <style:style style:name="T16" style:family="text">
      <style:text-properties fo:language="en" fo:country="US" officeooo:rsid="0034da19" style:font-size-asian="10.5pt"/>
    </style:style>
    <style:style style:name="T17" style:family="text">
      <style:text-properties fo:language="en" fo:country="US" officeooo:rsid="003ef7a9" style:font-size-asian="10.5pt"/>
    </style:style>
    <style:style style:name="T18" style:family="text">
      <style:text-properties fo:language="en" fo:country="US" officeooo:rsid="003efed5" style:font-size-asian="10.5pt"/>
    </style:style>
    <style:style style:name="T19" style:family="text">
      <style:text-properties fo:language="en" fo:country="US" officeooo:rsid="0041f8ad" style:font-size-asian="10.5pt"/>
    </style:style>
    <style:style style:name="T20" style:family="text">
      <style:text-properties fo:language="en" fo:country="US" officeooo:rsid="0042f357" style:font-size-asian="10.5pt"/>
    </style:style>
    <style:style style:name="T21" style:family="text">
      <style:text-properties fo:language="en" fo:country="US" officeooo:rsid="00446046" style:font-size-asian="10.5pt"/>
    </style:style>
    <style:style style:name="T22" style:family="text">
      <style:text-properties fo:language="en" fo:country="US" officeooo:rsid="0046289a" style:font-size-asian="10.5pt"/>
    </style:style>
    <style:style style:name="T23" style:family="text">
      <style:text-properties fo:language="en" fo:country="US" officeooo:rsid="0046b5d2" style:font-size-asian="10.5pt"/>
    </style:style>
    <style:style style:name="T24" style:family="text">
      <style:text-properties fo:language="en" fo:country="US" officeooo:rsid="00471e6a" style:font-size-asian="10.5pt"/>
    </style:style>
    <style:style style:name="T25" style:family="text">
      <style:text-properties fo:language="en" fo:country="US" officeooo:rsid="00579de9" style:font-size-asian="10.5pt"/>
    </style:style>
    <style:style style:name="T26" style:family="text">
      <style:text-properties fo:language="en" fo:country="US" officeooo:rsid="00776803" style:font-size-asian="10.5pt"/>
    </style:style>
    <style:style style:name="T27" style:family="text">
      <style:text-properties fo:language="en" fo:country="US" officeooo:rsid="0068d39e"/>
    </style:style>
    <style:style style:name="T28" style:family="text">
      <style:text-properties fo:language="en" fo:country="US" officeooo:rsid="006a593a"/>
    </style:style>
    <style:style style:name="T29" style:family="text">
      <style:text-properties fo:language="en" fo:country="US" officeooo:rsid="0070a5b0"/>
    </style:style>
    <style:style style:name="T30" style:family="text">
      <style:text-properties officeooo:rsid="001760f2"/>
    </style:style>
    <style:style style:name="T31" style:family="text">
      <style:text-properties officeooo:rsid="00189c9b"/>
    </style:style>
    <style:style style:name="T32" style:family="text">
      <style:text-properties officeooo:rsid="00196e60"/>
    </style:style>
    <style:style style:name="T33" style:family="text">
      <style:text-properties style:text-underline-style="solid" style:text-underline-width="auto" style:text-underline-color="font-color" fo:font-weight="normal" officeooo:rsid="00196e60" style:font-weight-asian="normal" style:font-weight-complex="normal"/>
    </style:style>
    <style:style style:name="T34" style:family="text">
      <style:text-properties style:text-underline-style="solid" style:text-underline-width="auto" style:text-underline-color="font-color" fo:font-weight="normal" officeooo:rsid="00189c9b" style:font-weight-asian="normal" style:font-weight-complex="normal"/>
    </style:style>
    <style:style style:name="T35" style:family="text">
      <style:text-properties style:text-underline-style="solid" style:text-underline-width="auto" style:text-underline-color="font-color" officeooo:rsid="00196e60"/>
    </style:style>
    <style:style style:name="T36" style:family="text">
      <style:text-properties style:text-underline-style="solid" style:text-underline-width="auto" style:text-underline-color="font-color" officeooo:rsid="00189c9b"/>
    </style:style>
    <style:style style:name="T37" style:family="text">
      <style:text-properties officeooo:rsid="0023e87b"/>
    </style:style>
    <style:style style:name="T38" style:family="text">
      <style:text-properties officeooo:rsid="002472de"/>
    </style:style>
    <style:style style:name="T39" style:family="text">
      <style:text-properties officeooo:rsid="0025b821"/>
    </style:style>
    <style:style style:name="T40" style:family="text">
      <style:text-properties officeooo:rsid="0026804f"/>
    </style:style>
    <style:style style:name="T41" style:family="text">
      <style:text-properties officeooo:rsid="002a6585"/>
    </style:style>
    <style:style style:name="T42" style:family="text">
      <style:text-properties officeooo:rsid="003344ef"/>
    </style:style>
    <style:style style:name="T43" style:family="text">
      <style:text-properties officeooo:rsid="003969cc"/>
    </style:style>
    <style:style style:name="T44" style:family="text">
      <style:text-properties officeooo:rsid="003bae86"/>
    </style:style>
    <style:style style:name="T45" style:family="text">
      <style:text-properties officeooo:rsid="0046289a"/>
    </style:style>
    <style:style style:name="T46" style:family="text">
      <style:text-properties officeooo:rsid="004aa0bd"/>
    </style:style>
    <style:style style:name="T47" style:family="text">
      <style:text-properties officeooo:rsid="004b8bcc"/>
    </style:style>
    <style:style style:name="T48" style:family="text">
      <style:text-properties officeooo:rsid="004c4f0f"/>
    </style:style>
    <style:style style:name="T49" style:family="text">
      <style:text-properties officeooo:rsid="004f1c97"/>
    </style:style>
    <style:style style:name="T50" style:family="text">
      <style:text-properties officeooo:rsid="005247c0"/>
    </style:style>
    <style:style style:name="T51" style:family="text">
      <style:text-properties fo:language="zxx" fo:country="none" style:language-asian="zxx" style:country-asian="none" style:language-complex="zxx" style:country-complex="none"/>
    </style:style>
    <style:style style:name="T52" style:family="text">
      <style:text-properties fo:language="zxx" fo:country="none" officeooo:rsid="005247c0" style:font-size-asian="10.5pt" style:language-asian="zxx" style:country-asian="none" style:language-complex="zxx" style:country-complex="none"/>
    </style:style>
    <style:style style:name="T53" style:family="text">
      <style:text-properties officeooo:rsid="005442d4"/>
    </style:style>
    <style:style style:name="T54" style:family="text">
      <style:text-properties officeooo:rsid="00579de9"/>
    </style:style>
    <style:style style:name="T55" style:family="text">
      <style:text-properties officeooo:rsid="005a8d62"/>
    </style:style>
    <style:style style:name="T56" style:family="text">
      <style:text-properties officeooo:rsid="005d8ac0"/>
    </style:style>
    <style:style style:name="T57" style:family="text">
      <style:text-properties officeooo:rsid="005e23f3"/>
    </style:style>
    <style:style style:name="T58" style:family="text">
      <style:text-properties officeooo:rsid="0061c191"/>
    </style:style>
    <style:style style:name="T59" style:family="text">
      <style:text-properties officeooo:rsid="0068d39e"/>
    </style:style>
    <style:style style:name="T60" style:family="text">
      <style:text-properties officeooo:rsid="006e8cde"/>
    </style:style>
    <style:style style:name="T61" style:family="text">
      <style:text-properties officeooo:rsid="006fd7af"/>
    </style:style>
    <style:style style:name="T62" style:family="text">
      <style:text-properties officeooo:rsid="0070a5b0"/>
    </style:style>
    <style:style style:name="T63" style:family="text">
      <style:text-properties officeooo:rsid="00722fec"/>
    </style:style>
    <style:style style:name="T64" style:family="text">
      <style:text-properties officeooo:rsid="007493f4"/>
    </style:style>
    <style:style style:name="T65" style:family="text">
      <style:text-properties officeooo:rsid="007fedf3"/>
    </style:style>
    <style:style style:name="T66" style:family="text">
      <style:text-properties officeooo:rsid="0080da0d"/>
    </style:style>
    <style:style style:name="T67" style:family="text">
      <style:text-properties officeooo:rsid="00826079"/>
    </style:style>
    <style:style style:name="T68" style:family="text">
      <style:text-properties officeooo:rsid="00845076"/>
    </style:style>
    <style:style style:name="T69" style:family="text">
      <style:text-properties officeooo:rsid="00860dfc"/>
    </style:style>
    <style:style style:name="T70" style:family="text">
      <style:text-properties officeooo:rsid="00861816"/>
    </style:style>
    <style:style style:name="T71" style:family="text">
      <style:text-properties officeooo:rsid="0086e94a"/>
    </style:style>
    <style:style style:name="fr1" style:family="graphic" style:parent-style-name="Graphics">
      <style:graphic-properties style:vertical-pos="middle" style:vertical-rel="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Panda3D Tutorial</text:p>
      <text:p text:style-name="P101"/>
      <text:table-of-content text:style-name="Sect1" text:protected="true" text:name="Inhaltsverzeichnis1">
        <text:table-of-content-source text:outline-level="3">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text:p>
          </text:index-title>
          <text:p text:style-name="P117"><text:a xlink:type="simple" xlink:href="#__RefHeading__1187_31859255" text:style-name="Index_20_Link" text:visited-style-name="Index_20_Link">Introduction<text:tab/>2</text:a></text:p>
          <text:p text:style-name="P117"><text:a xlink:type="simple" xlink:href="#__RefHeading__560_1742601547" text:style-name="Index_20_Link" text:visited-style-name="Index_20_Link">The Idea<text:tab/>2</text:a></text:p>
          <text:p text:style-name="P118"><text:a xlink:type="simple" xlink:href="#__RefHeading__562_1742601547" text:style-name="Index_20_Link" text:visited-style-name="Index_20_Link">Finding ideas<text:tab/>2</text:a></text:p>
          <text:p text:style-name="P118"><text:a xlink:type="simple" xlink:href="#__RefHeading__564_1742601547" text:style-name="Index_20_Link" text:visited-style-name="Index_20_Link">The basic idea<text:tab/>2</text:a></text:p>
          <text:p text:style-name="P118"><text:a xlink:type="simple" xlink:href="#__RefHeading__566_1742601547" text:style-name="Index_20_Link" text:visited-style-name="Index_20_Link">Finetuning the idea<text:tab/>3</text:a></text:p>
          <text:p text:style-name="P118"><text:a xlink:type="simple" xlink:href="#__RefHeading__568_1742601547" text:style-name="Index_20_Link" text:visited-style-name="Index_20_Link">Splitting up the idea<text:tab/>4</text:a></text:p>
          <text:p text:style-name="P117"><text:a xlink:type="simple" xlink:href="#__RefHeading__570_1742601547" text:style-name="Index_20_Link" text:visited-style-name="Index_20_Link">Preparing the Development environment<text:tab/>6</text:a></text:p>
          <text:p text:style-name="P117"><text:a xlink:type="simple" xlink:href="#__RefHeading__572_1742601547" text:style-name="Index_20_Link" text:visited-style-name="Index_20_Link">Starting the development<text:tab/>7</text:a></text:p>
          <text:p text:style-name="P118"><text:a xlink:type="simple" xlink:href="#__RefHeading__574_1742601547" text:style-name="Index_20_Link" text:visited-style-name="Index_20_Link">Preparing the structures<text:tab/>7</text:a></text:p>
          <text:p text:style-name="P118"><text:a xlink:type="simple" xlink:href="#__RefHeading__576_1742601547" text:style-name="Index_20_Link" text:visited-style-name="Index_20_Link">Creating a simple P3D application<text:tab/>8</text:a></text:p>
          <text:p text:style-name="P118"><text:a xlink:type="simple" xlink:href="#__RefHeading__801_1998868699" text:style-name="Index_20_Link" text:visited-style-name="Index_20_Link">Make a character<text:tab/>9</text:a></text:p>
          <text:p text:style-name="P119"><text:a xlink:type="simple" xlink:href="#__RefHeading__803_1998868699" text:style-name="Index_20_Link" text:visited-style-name="Index_20_Link">Creating characters<text:tab/>9</text:a></text:p>
          <text:p text:style-name="P119"><text:a xlink:type="simple" xlink:href="#__RefHeading__805_1998868699" text:style-name="Index_20_Link" text:visited-style-name="Index_20_Link">Bring the characters into the game<text:tab/>10</text:a></text:p>
          <text:p text:style-name="P119"><text:a xlink:type="simple" xlink:href="#__RefHeading__814_386173091" text:style-name="Index_20_Link" text:visited-style-name="Index_20_Link">Add two player controls<text:tab/>14</text:a></text:p>
          <text:p text:style-name="P119"><text:a xlink:type="simple" xlink:href="#__RefHeading__816_386173091" text:style-name="Index_20_Link" text:visited-style-name="Index_20_Link">Camera control<text:tab/>14</text:a></text:p>
          <text:p text:style-name="P118"><text:a xlink:type="simple" xlink:href="#__RefHeading__818_386173091" text:style-name="Index_20_Link" text:visited-style-name="Index_20_Link">Creating the Environment<text:tab/>14</text:a></text:p>
          <text:p text:style-name="P119"><text:a xlink:type="simple" xlink:href="#__RefHeading__820_386173091" text:style-name="Index_20_Link" text:visited-style-name="Index_20_Link">Creating the environment<text:tab/>14</text:a></text:p>
          <text:p text:style-name="P119"><text:a xlink:type="simple" xlink:href="#__RefHeading__822_386173091" text:style-name="Index_20_Link" text:visited-style-name="Index_20_Link">Loading the environment into the game<text:tab/>14</text:a></text:p>
          <text:p text:style-name="P118"><text:a xlink:type="simple" xlink:href="#__RefHeading__824_386173091" text:style-name="Index_20_Link" text:visited-style-name="Index_20_Link">Building the GUI<text:tab/>14</text:a></text:p>
          <text:p text:style-name="P119"><text:a xlink:type="simple" xlink:href="#__RefHeading__826_386173091" text:style-name="Index_20_Link" text:visited-style-name="Index_20_Link">Adding a simple main menu<text:tab/>14</text:a></text:p>
          <text:p text:style-name="P119"><text:a xlink:type="simple" xlink:href="#__RefHeading__828_386173091" text:style-name="Index_20_Link" text:visited-style-name="Index_20_Link">Character selection<text:tab/>14</text:a></text:p>
          <text:p text:style-name="P119"><text:a xlink:type="simple" xlink:href="#__RefHeading__830_386173091" text:style-name="Index_20_Link" text:visited-style-name="Index_20_Link">Level selection<text:tab/>14</text:a></text:p>
          <text:p text:style-name="P118"><text:a xlink:type="simple" xlink:href="#__RefHeading__832_386173091" text:style-name="Index_20_Link" text:visited-style-name="Index_20_Link">Graphic Enhancement<text:tab/>14</text:a></text:p>
          <text:p text:style-name="P119"><text:a xlink:type="simple" xlink:href="#__RefHeading__834_386173091" text:style-name="Index_20_Link" text:visited-style-name="Index_20_Link">Particles<text:tab/>14</text:a></text:p>
          <text:p text:style-name="P119"><text:a xlink:type="simple" xlink:href="#__RefHeading__836_386173091" text:style-name="Index_20_Link" text:visited-style-name="Index_20_Link">P3D Shader system<text:tab/>14</text:a></text:p>
          <text:p text:style-name="P118"><text:a xlink:type="simple" xlink:href="#__RefHeading__838_386173091" text:style-name="Index_20_Link" text:visited-style-name="Index_20_Link">Debugging and Testing<text:tab/>14</text:a></text:p>
          <text:p text:style-name="P119"><text:a xlink:type="simple" xlink:href="#__RefHeading__840_386173091" text:style-name="Index_20_Link" text:visited-style-name="Index_20_Link">Direct Tools for debugging and performance tuning<text:tab/>14</text:a></text:p>
          <text:p text:style-name="P118"><text:a xlink:type="simple" xlink:href="#__RefHeading__842_386173091" text:style-name="Index_20_Link" text:visited-style-name="Index_20_Link">Releasing the game<text:tab/>14</text:a></text:p>
          <text:p text:style-name="P119"><text:a xlink:type="simple" xlink:href="#__RefHeading__844_386173091" text:style-name="Index_20_Link" text:visited-style-name="Index_20_Link">Manual and game release content<text:tab/>14</text:a></text:p>
          <text:p text:style-name="P119"><text:a xlink:type="simple" xlink:href="#__RefHeading__846_386173091" text:style-name="Index_20_Link" text:visited-style-name="Index_20_Link">Pack the game as executable and installer<text:tab/>14</text:a></text:p>
        </text:index-body>
      </text:table-of-content>
      <text:p text:style-name="P2"/>
      <text:p text:style-name="P89">Copyright</text:p>
      <text:p text:style-name="P88">This document <text:span text:style-name="T60">is</text:span> copyright<text:span text:style-name="T61">ed</text:span> by Fireclaw and is licensed under the Creative Commons BY-SA</text:p>
      <text:p text:style-name="P88"><draw:frame draw:style-name="fr1" draw:name="Bild1" text:anchor-type="as-char" svg:width="3.39cm" svg:height="1.071cm" draw:z-index="0"><draw:image xlink:href="Pictures/1000404E00000D3B000004A15D83E7C7.svg" xlink:type="simple" xlink:show="embed" xlink:actuate="onLoad"/><draw:image xlink:href="Pictures/10000201000000800000002D218ABCB5.png" xlink:type="simple" xlink:show="embed" xlink:actuate="onLoad"/></draw:frame></text:p>
      <text:h text:style-name="P110" text:outline-level="1"><text:bookmark-start text:name="__RefHeading__1187_31859255"/>Introduction<text:bookmark-end text:name="__RefHeading__1187_31859255"/></text:h>
      <text:p text:style-name="P67"><text:span text:style-name="T59">This Tutorial is</text:span> about game creation for the Panda3D game engine. We will go through the creation of a game from starting with an idea till packing up everything to be ready for a release.</text:p>
      <text:p text:style-name="P81"><text:span text:style-name="T27">It will also use code snippets from the panda3d code collection repository found on Launchpad.net.</text:span></text:p>
      <text:p text:style-name="P86"><text:span text:style-name="T1">Though, before we start with the Tutorial, I'd like to make a few things clear from the start. First of all, this Tutorial is written for Panda3D new and intermediate users. It will be necessary to know at least the basics of the python programming language to be able to understand everything in this Tutorial. </text:span><text:span text:style-name="T28">Also as this tutorial will describe every step of the game creation process, it will also describe other non coding things like artwork creation even though not that in depth. For a more detailed description of various parts of this tutorial we will give you some links and keywords that you can look for.</text:span></text:p>
      <text:p text:style-name="P87"><text:span text:style-name="T1">This Tutorial also comes with all assets which are mentioned within it, so even if you don't have artistic or writing skills, you will be able to do everything from this tutorial. </text:span><text:span text:style-name="T29">Same goes for the other direction, you can use the sample codes from this tutorial and replace the assets with your own and use the hints, tips and tricks mentioned here to make your assets ready to be used with Panda3D.</text:span></text:p>
      <text:h text:style-name="P107" text:outline-level="1"/>
      <text:h text:style-name="P108" text:outline-level="1"><text:bookmark-start text:name="__RefHeading__560_1742601547"/>The Idea<text:bookmark-end text:name="__RefHeading__560_1742601547"/></text:h>
      <text:p text:style-name="P11">At the beginning of every good game, there is a good idea. So this section will be about finding ideas and how to track them for future use.</text:p>
      <text:h text:style-name="P102" text:outline-level="2"><text:bookmark-start text:name="__RefHeading__562_1742601547"/>Finding <text:span text:style-name="T44">i</text:span>deas<text:bookmark-end text:name="__RefHeading__562_1742601547"/></text:h>
      <text:p text:style-name="P11">Ideas come and go as quick as the blink of an eye and they can come at every moment in life, so make sure you always have something to write/draw with you to note them. Make sure to go through the world and use all your senses to find new ideas, they are everywhere. Over the years you should have collect a bunch of ideas that can be used in various kinds of games.</text:p>
      <text:p text:style-name="P11">Also make sure to play many games and take a look at what and how the pros have done things. If possible, learn from their failures to not make them by yourself so you have time for the important things, there are still enough possibilities to make errors to learn from by yourself.</text:p>
      <text:h text:style-name="P103" text:outline-level="2"><text:bookmark-start text:name="__RefHeading__564_1742601547"/>The basic idea<text:bookmark-end text:name="__RefHeading__564_1742601547"/></text:h>
      <text:p text:style-name="P3"><text:span text:style-name="T30">A</text:span>fter finding several ideas you should pick a few of them that you can imagine making a game from, or even some that seem to not work together at first glance if you want to have some challenge creating the game.</text:p>
      <text:p text:style-name="P3">Having that done, you should start tracking down the basics of your game like genre, player count, story overview, and so on.</text:p>
      <text:p text:style-name="P3">For this tutorial we will use the following idea to create a game:</text:p>
      <text:p text:style-name="P4">“A <text:span text:style-name="T31">two player</text:span> Fantasy beat em up <text:span text:style-name="T31">taking place </text:span>in <text:span text:style-name="T31">a world styled like the old japan with creatures fighting for the big price”</text:span></text:p>
      <text:p text:style-name="P6">So, let's take this <text:span text:style-name="T62">little text</text:span> apart and see what's in it <text:span text:style-name="T62">and let me describe what those parts in it will mean and how we can use them. Starting with this part of the text.</text:span></text:p>
      <text:p text:style-name="P7">“A two player Fantasy beat em up”</text:p>
      <text:p text:style-name="P9">in this little sentence we already have three informations.</text:p>
      <text:p text:style-name="P12"><text:span text:style-name="T33">1. </text:span><text:span text:style-name="T34">The game will be a two player game.</text:span><text:span text:style-name="T31"><text:line-break/>So we need to think about how the game will be played by two people. For this tutorial we say it'll be a two player only game so we won't need an AI, even though it could be extended by one at a later point. Also we say that it'll be a local only game so we don't need to fiddle with networking yet. As with the AI, networking can be added later on.</text:span></text:p>
      <text:p text:style-name="P12"><text:span text:style-name="T35">2. </text:span><text:span text:style-name="T36">It'll be fantasy themed</text:span><text:span text:style-name="T31"><text:line-break/>This tells us, we can put just anything in it that we like and don't need to be precise to real world things like gravity and the general world appearance</text:span></text:p>
      <text:p text:style-name="P12"><text:soft-page-break/><text:span text:style-name="T35">3. </text:span><text:span text:style-name="T36">Its genre will be a beat em up</text:span><text:span text:style-name="T31"><text:line-break/>Knowing the genre, we can check other games that fall in this genre and see how things are handled and get some inspiration by those.</text:span></text:p>
      <text:p text:style-name="P6">The next part is</text:p>
      <text:p text:style-name="P5"><text:span text:style-name="T31">“taking place </text:span>in <text:span text:style-name="T31">a world styled like the old japan”</text:span></text:p>
      <text:p text:style-name="P8">This part describes the level style and visual appearance of the game. It describes that it will be held in an old japan styled world, so we see if we can get some informations about old japan like how the buildings and clothes have looked. We don't need to be super accurate as it's another world which is just stiled like that but it's not an exact copy of that time, so we can even mix up various times in japan history.</text:p>
      <text:p text:style-name="P8">The last part of the idea describes the following</text:p>
      <text:p text:style-name="P7">“creatures fighting for the big price”</text:p>
      <text:p text:style-name="P8">Out of this sentence we get the information that the fighters will be fantasy creatures. <text:span text:style-name="T32">For example, we can take anthropomorphic animals as well as come up with something completely new here.</text:span></text:p>
      <text:p text:style-name="P10">The other part of this sentence describes their motivation on attending the fights, so we can take that to start writing a story for it.</text:p>
      <text:h text:style-name="P105" text:outline-level="2"><text:bookmark-start text:name="__RefHeading__566_1742601547"/>Finetuning the idea<text:bookmark-end text:name="__RefHeading__566_1742601547"/></text:h>
      <text:p text:style-name="P34"><text:span text:style-name="T3">A</text:span><text:span text:style-name="T2">s soon as you have the basic Ideas drawn together we can continue with finetuning the ideas by extending them and removing things that are to much for the game.</text:span></text:p>
      <text:p text:style-name="P13">This part is important as it will help you by finding the right balance between the things you want and the things you can do within a reasonable time as you want to play the game someday, don't you? How much you can put into the game depends on how many people you are in a team or if you're just a single developer, how much knowledge you have and how fast you can work as well as on the time you have to spare.</text:p>
      <text:p text:style-name="P34"><text:span text:style-name="T2">To get a feeling for this you should take part in other already existing game projects as well as events like </text:span><text:span text:style-name="T7">the</text:span><text:span text:style-name="T2"> pyWeek </text:span><text:span text:style-name="T4">or just make your own small project with a really short </text:span><text:span text:style-name="T7">time frame</text:span><text:span text:style-name="T4"> like a week or two</text:span><text:span text:style-name="T2">. This way you'll learn much about yourself and game creation in general. After a few projects, no matter if successful or not you should know how fast you can work and what you'll get together within a given time, which will then help you make better games as well as finish them </text:span><text:span text:style-name="T4">at</text:span><text:span text:style-name="T2"> the end.</text:span></text:p>
      <text:p text:style-name="P14">For this tutorial we have the following enhancements and reductions for our ideas to be able to get the tutorial done within about a week.</text:p>
      <text:list xml:id="list7322905599412468281" text:style-name="L1">
        <text:list-item>
          <text:p text:style-name="P69">It should be a really simple game, only very few playable characters (2-3 chars should do)</text:p>
        </text:list-item>
        <text:list-item>
          <text:p text:style-name="P69">As well as the characters, there are also only one to two areas to play in</text:p>
        </text:list-item>
        <text:list-item>
          <text:p text:style-name="P69"><text:soft-page-break/>We won't have networking and AI in the game</text:p>
        </text:list-item>
        <text:list-item>
          <text:p text:style-name="P69">The game will have some nice graphical effects to get a nice look</text:p>
        </text:list-item>
      </text:list>
      <text:h text:style-name="P104" text:outline-level="2"><text:bookmark-start text:name="__RefHeading__568_1742601547"/>Splitting up the idea<text:bookmark-end text:name="__RefHeading__568_1742601547"/></text:h>
      <text:p text:style-name="P35"><text:span text:style-name="T5">If we have all our ideas together and tuned them to our liking, we will split them up into smaller parts that we can work on separately. Those steps can describe </text:span><text:span text:style-name="T6">a</text:span><text:span text:style-name="T5"> single work day or development steps like creating a character, building the menu, connecting all the things together. </text:span><text:span text:style-name="T6">You can also mix up both which we will also do for this Tutorial.</text:span></text:p>
      <text:p text:style-name="P15">We know that we want to finish the game within a week, so we have 7 days to plan for and if we have done that, we can further split up the days in different development steps. For the tutorial this could look like this:</text:p>
      <text:p text:style-name="P31">Day 1:</text:p>
      <text:p text:style-name="P15">Create the idea of the game write down all informations and do the basics for the application like directory structure and copying some starter files from code collections.</text:p>
      <text:p text:style-name="P15">This all is rather compact so it doesn't really need to be split any further.</text:p>
      <text:p text:style-name="P31">Day 2:</text:p>
      <text:p text:style-name="P15">Starting on the character development (models and basic player setup)</text:p>
      <text:p text:style-name="P15">Here we can split up to the following steps:</text:p>
      <text:list xml:id="list229890736437667786" text:style-name="L2">
        <text:list-item>
          <text:list>
            <text:list-item>
              <text:p text:style-name="P70">Creating the player models</text:p>
            </text:list-item>
            <text:list-item>
              <text:p text:style-name="P82"><text:span text:style-name="T6">L</text:span><text:span text:style-name="T2">oading the player models into the game</text:span></text:p>
            </text:list-item>
            <text:list-item>
              <text:p text:style-name="P70">Developing the character functionality for one player</text:p>
            </text:list-item>
          </text:list>
        </text:list-item>
      </text:list>
      <text:p text:style-name="P31">Day 3:</text:p>
      <text:p text:style-name="P36">Adding further character functionality and environment</text:p>
      <text:p text:style-name="P36">This part can be split up as follow:</text:p>
      <text:list xml:id="list3981923446189522893" text:style-name="L3">
        <text:list-item>
          <text:p text:style-name="P72">Adding a second player</text:p>
        </text:list-item>
        <text:list-item>
          <text:p text:style-name="P72">basic environment</text:p>
        </text:list-item>
        <text:list-item>
          <text:p text:style-name="P71">Implement camera positioning with distance checks to both characters </text:p>
        </text:list-item>
        <text:list-item>
          <text:p text:style-name="P72">Characters always facing each other</text:p>
        </text:list-item>
      </text:list>
      <text:p text:style-name="P32">Day 4:</text:p>
      <text:p text:style-name="P16">Adding menus basic options and other GUI elements for the game</text:p>
      <text:p text:style-name="P16">Here we have the following parts:</text:p>
      <text:list xml:id="list3560025419525039273" text:style-name="L4">
        <text:list-item>
          <text:p text:style-name="P83"><text:soft-page-break/>Building the main menu using P3Ds internal gui system</text:p>
        </text:list-item>
        <text:list-item>
          <text:p text:style-name="P73">Implementing K.O. handling</text:p>
        </text:list-item>
        <text:list-item>
          <text:p text:style-name="P73">Adding the options menu with simple changeable options</text:p>
        </text:list-item>
        <text:list-item>
          <text:p text:style-name="P74">Add a player and level selection screen </text:p>
        </text:list-item>
      </text:list>
      <text:p text:style-name="P33">Day 5:</text:p>
      <text:p text:style-name="P17">graphic enhancements</text:p>
      <text:list xml:id="list5412156783794172719" text:style-name="L5">
        <text:list-item>
          <text:p text:style-name="P76">Adding particles</text:p>
        </text:list-item>
        <text:list-item>
          <text:p text:style-name="P76">Enabling shaders and adding some appropriate ones</text:p>
        </text:list-item>
      </text:list>
      <text:p text:style-name="P33">Day 6:</text:p>
      <text:p text:style-name="P17">Debugging and performance enhancements</text:p>
      <text:p text:style-name="P33">Day 7</text:p>
      <text:p text:style-name="P17">Releasing the game</text:p>
      <text:p text:style-name="P18">The last day can be split in this parts:</text:p>
      <text:list xml:id="list6805577275498948904" text:style-name="L6">
        <text:list-item>
          <text:p text:style-name="P75">Writing a manual</text:p>
        </text:list-item>
        <text:list-item>
          <text:p text:style-name="P84"><text:span text:style-name="T8">packing </text:span><text:span text:style-name="T9">everything</text:span><text:span text:style-name="T8"> up in an executable</text:span></text:p>
        </text:list-item>
      </text:list>
      <text:p text:style-name="P96"/>
      <text:p text:style-name="P97"><text:span text:style-name="T8">T</text:span><text:span text:style-name="T2">hat's the plan so far, which this Tutorial will follow. Though, you can also go at your own pace and do as many or less of this points at a day as you like. </text:span><text:span text:style-name="T26">This only serves as an example of how this project can be structured into days and development steps and how they could be written down. You sure can also extend these points with information you find necessary for your project, especially if you work in a group, the more precise your points are, the simpler it will get for your team members to work on them. If you work on really big projects, you may also find it practical to have multiple plans, one big diagram that shows the projects big plan and then every week create a in depth detailed plan for each day of the week you work on the project.</text:span></text:p>
      <text:h text:style-name="P111" text:outline-level="1"><text:bookmark-start text:name="__RefHeading__570_1742601547"/>Preparing the Development environment<text:bookmark-end text:name="__RefHeading__570_1742601547"/></text:h>
      <text:p text:style-name="P37">Now that we have the idea <text:span text:style-name="T37">and general planing</text:span> for our game set, we need to prepare our workspace to be ready to start the development.</text:p>
      <text:p text:style-name="P38">We will use Panda3D with python to write our game and blender as our 3D modeling application. Aside of that you should get some image editing software like the gimp or krita to create textures and a text editor or IDE like emacs, geany <text:span text:style-name="T38">or</text:span> <text:span text:style-name="T38">eric</text:span> to edit your python <text:span text:style-name="T39">source code. At the end we will use a vector graphic application like inkscape for icon creation and a desktop publishing application like scribus for the writing of the games manual.</text:span></text:p>
      <text:p text:style-name="P44">For this tutorial we will show you how to work with the tools in the following list. If you prefer to work with other ones you need to adapt them by yourself as we can't just cover anything in here, though we try to keep this tutorial as general as possible.</text:p>
      <text:p text:style-name="P44">panda3d - <text:a xlink:type="simple" xlink:href="http://www.panda3d.org/">http://www.panda3d.org/</text:a></text:p>
      <text:p text:style-name="P44">blender - <text:a xlink:type="simple" xlink:href="http://www.blender.org/"><text:span text:style-name="T39">http://www.blender.org/</text:span></text:a><text:span text:style-name="T39"> with yabee plugin - <text:s/></text:span><text:a xlink:type="simple" xlink:href="https://github.com/09th/YABEE"><text:span text:style-name="T39">https://github.com/09th/YABEE</text:span></text:a></text:p>
      <text:p text:style-name="P44">gimp - <text:a xlink:type="simple" xlink:href="http://www.gimp.org/">http://www.gimp.org/</text:a></text:p>
      <text:p text:style-name="P44">inkscape - <text:a xlink:type="simple" xlink:href="https://inkscape.org/"><text:span text:style-name="T41">https://inkscape.org/</text:span></text:a></text:p>
      <text:p text:style-name="P45">scribus - <text:a xlink:type="simple" xlink:href="http://www.scribus.net/">http://www.scribus.net/</text:a></text:p>
      <text:p text:style-name="P41">Due to Panda3D being usable with python it doesn't really matter which operating system you'll be using as long as you can get all the necessary things for compiling the engine if there isn't already a precompiled package available.</text:p>
      <text:p text:style-name="P39">At first we need to install the Panda3D SDK, you can get the latest stable and development builds here from their official website: <text:a xlink:type="simple" xlink:href="http://www.panda3d.org/download.php?sdk">http://www.panda3d.org/download.php?sdk</text:a> Just download the respective package for your operating system and install it.</text:p>
      <text:p text:style-name="P39">If there's no package for your system available you can also download the source from github <text:a xlink:type="simple" xlink:href="https://github.com/panda3d/panda3d">https://github.com/panda3d/panda3d</text:a> and build it by yourself. We won't describe how to do that in this tutorial but you can find the necessary informations on the linked github page.</text:p>
      <text:p text:style-name="P40">After you have installed the SDK, you can continue with installing blender. If you're on a linux system with a software manager you should be able to install it using that, otherwise you can get the latest blender version from their website: <text:a xlink:type="simple" xlink:href="http://www.blender.org/download/">http://www.blender.org/download/</text:a> Like with the Panda3D SDK, simply download and install it on your system. Additional to blender we also need the exporter plugin to be able to export the models build with blender to Panda3D's own model format called “egg”. You can get the latest version <text:span text:style-name="T40">and information</text:span> of this plugin from here: <text:a xlink:type="simple" xlink:href="https://github.com/09th/YABEE"><text:span text:style-name="T40">https://github.com/09th/YABEE</text:span></text:a><text:span text:style-name="T40"> To install the plugin, just follow the simple instructions given in the “YABEE_HowTo” document in the “Installation” section.</text:span></text:p>
      <text:p text:style-name="P42">Having that done you<text:span text:style-name="T42">'ll</text:span> be ready to create awesome games and can proceed to the next section.</text:p>
      <text:h text:style-name="P109" text:outline-level="1"><text:bookmark-start text:name="__RefHeading__572_1742601547"/>Starting the development<text:bookmark-end text:name="__RefHeading__572_1742601547"/></text:h>
      <text:p text:style-name="P43"><text:span text:style-name="T2">With a prepared workspace and a good game idea we can finally start the coding of it. </text:span><text:span text:style-name="T10">So we will start the project by creating a directory structure, some python files and some other files useful for the development.</text:span></text:p>
      <text:p text:style-name="P19">Having a good structured project is a really important thing if a project grows. It helps you and other possible co-developer find things faster which in the end reduces the production time and frustration if you may come back to a project after a while. A good rule of thumb might be to have a relative flat (2-4 directories deep) and if necessary wide directory and file structure. Also make sure to not put all the files in just one directory, better create a few general directories like core, networking, UI and so on whit a few files in them. If there's just one file in a directory, you should think of putting it into some other folder together with some other files or simply move the file one folder up.</text:p>
      <text:p text:style-name="P46"><text:span text:style-name="T2">For source files a good rule of thumb is to have them rather short. For example if a file exceeds 500 lines of code you should think of splitting it up into multiple files and/or refactoring it. </text:span><text:span text:style-name="T11">Also make sure to not mix up multiple coding styles in a project, otherwise this will just hinder you from reading through the files and finding things fast as well as further coding in the project. Which coding stile you use is up to you.</text:span></text:p>
      <text:p text:style-name="P20">That's all for good coding practices for now, from here on we'll continue with creating the project for this tutorial.</text:p>
      <text:h text:style-name="P105" text:outline-level="2"><text:bookmark-start text:name="__RefHeading__574_1742601547"/>Preparing the structures<text:bookmark-end text:name="__RefHeading__574_1742601547"/></text:h>
      <text:p text:style-name="P47"><text:span text:style-name="T3">A</text:span><text:span text:style-name="T2">t first we create the basic structure for our project. Choose a base directory to start with, this can be something like your documents or home folder or a dedicated workspace folder. In there create a directory with the name of your project, if you don't know how you'll call your project just yet, you can also use a temporary name like “myGameProject1” or something more specific to the game for example “SimpleRTSGame” or “JumpAndRunGame” how you want to call it is up to you as long as you know what's behind the folder name.</text:span></text:p>
      <text:p text:style-name="P47"><text:span text:style-name="T2">For this tutorial </text:span><text:span text:style-name="T12">we will create a directory called “P3D Tutorial”. </text:span><text:span text:style-name="T13">Within this directory create two folders and name them “design” and “game”. The design folder will be used to store all our </text:span><text:span text:style-name="T14">source files for the assets like blender model and gimp image files. The game directory will contain our python source files and an final assets for the game.</text:span></text:p>
      <text:p text:style-name="P21">The last folder we will create for now is called “assets” and is located in our “game” directory. This will contain the final assets of the game which are egg files, textures and particles.</text:p>
      <text:p text:style-name="P23">Within the assets folder you can also already create two other directories, one called “characters” and the other called “levels”. These will respectively be used to store the character models and textures and the selectable level models usable in the game.</text:p>
      <text:p text:style-name="P21"><text:soft-page-break/>All the other folders which we need will be created later during the development as soon as they become necessary. So for now we have the following structure:</text:p>
      <text:p text:style-name="P22">/P3D Tutorial/<text:line-break/>/P3D Tutorial/design<text:line-break/>/P3D Tutorial/game<text:line-break/>/P3D Tutorial/game/assets<text:line-break/>/P3D Tutorial/game/assets/<text:span text:style-name="T45">characters</text:span><text:line-break/>/P3D Tutorial/game/assets/<text:span text:style-name="T45">levels</text:span></text:p>
      <text:h text:style-name="P105" text:outline-level="2"><text:bookmark-start text:name="__RefHeading__576_1742601547"/>Creating a simple P3D application<text:bookmark-end text:name="__RefHeading__576_1742601547"/></text:h>
      <text:p text:style-name="P48"><text:span text:style-name="T3">N</text:span><text:span text:style-name="T2">ow that we have a base for our project we can </text:span><text:span text:style-name="T15">finally get some code to start a minimalistic Panda3D application to see if everything is working</text:span><text:span text:style-name="T2">. </text:span><text:span text:style-name="T15">Most time the base of a Panda3D application is the same, you load and set some configurations prepare your game content and at the end start the engines main loop. Therefor you can safely use some already made code snippets to get you started faster. </text:span><text:span text:style-name="T16">These snippets and sample codes can be found at various places on the web, most of them in the Panda3D forums which are also a good place to ask questions if you have any troubles with the engine. </text:span><text:span text:style-name="T15">On collection of such snippets, </text:span><text:span text:style-name="T16">made by the author of this tutorial, </text:span><text:span text:style-name="T15">can </text:span><text:span text:style-name="T16">also </text:span><text:span text:style-name="T15">be f</text:span><text:span text:style-name="T16">ou</text:span><text:span text:style-name="T15">nd at Launchpad: </text:span><text:a xlink:type="simple" xlink:href="https://launchpad.net/panda3dcodecollection">https://launchpad.net/panda3dcodecollection</text:a><text:span text:style-name="T16"> For this tutorial we will also use some parts of this collection, so either check it out locally or just download the parts you need at that time.</text:span></text:p>
      <text:p text:style-name="P49">The first part of code will always be the main.py script so copy the “template for main.py” script into your …<text:span text:style-name="T14">/P3D Tutorial</text:span>/game/ folder and rename it to main.py.</text:p>
      <text:p text:style-name="P52">Before we start the script for the first time, we need to change one things in this file to fit our projects details.</text:p>
      <text:p text:style-name="P51">Search for the line __builtin__.appName = "Game Name" and change Game Name to something more fitting. For this tutorial this can be “”. The application name will be used for a few things. It will be used for the name of the directory which will be created within your system users home folder. This directory is used to store game related content but more of that later. The name will also be used as window title.</text:p>
      <text:p text:style-name="P50"><text:span text:style-name="T43">The application is set up to run in fullscreen mode and can be quit at any time by hitting the escape key. So if you now run that script from the terminal using python main.py you should notice a window poping up which then will switch to fullscreen mode, so you see a black screen and your mouse cursor. If you close the application with the escape key now and check in your home folder, you should see a directory called after the name you have entered for the appName variable. If that's the case you have done everything correct so far. In that folder you can find log files and a file ending with .prc. This file is a configuration file, if you open it with a text editor you can set a few configurations like change fullscreen to #f so the application gets started in windowed mode which might be better for development sometimes. The other variables in that file should be quite self </text:span><text:soft-page-break/><text:span text:style-name="T43">explanatory. Keep in mind that user edits to this file will be preserved when the file gets rewritten by the application and the configurations haven't changed during the applications runtime. If you want the default configurations again, simply delete or rename the prc file and it will be rewritten at next application start.</text:span></text:p>
      <text:h text:style-name="P106" text:outline-level="2"><text:bookmark-start text:name="__RefHeading__801_1998868699"/>Make a character<text:bookmark-end text:name="__RefHeading__801_1998868699"/></text:h>
      <text:p text:style-name="P24">Creating the code for a game is one important part. Though, now we get to another part which is also a real important one. Creating game content. Without 3D models and textures a game wouldn't be the same and 3D games couldn't even <text:s/>exist to the extent they do now. So let's begin by making a character for the player to control and import it into the game.</text:p>
      <text:h text:style-name="P115" text:outline-level="3"><text:bookmark-start text:name="__RefHeading__803_1998868699"/>Creating characters<text:bookmark-end text:name="__RefHeading__803_1998868699"/></text:h>
      <text:p text:style-name="P53"><text:span text:style-name="T2">We won't get </text:span><text:span text:style-name="T21">that </text:span><text:span text:style-name="T2">much into detail on how to create characters with blender, therefor many good tutorials already exist and we would just copy them in the end. So we only show you some tips and tricks for how to make them game ready and usable in a Panda3D game.</text:span></text:p>
      <text:p text:style-name="P53">A good source of blender tutorials is the blenderguru.com website as well as the blender noob to pro wikibook which can be found here: <text:a xlink:type="simple" xlink:href="https://en.wikibooks.org/wiki/Blender_3D:_Noob_to_Pro">https://en.wikibooks.org/wiki/Blender_3D:_Noob_to_Pro</text:a></text:p>
      <text:p text:style-name="P53"><text:span text:style-name="T2">And for a good tutorial on character rigging take a look at </text:span><text:a xlink:type="simple" xlink:href="http://www.blenderguru.com/tutorials/introduction-to-rigging/">http://www.blenderguru.com/tutorials/introduction-to-rigging/</text:a></text:p>
      <text:p text:style-name="P54"><text:span text:style-name="T2">Also there are tools that can help you simplify the creation of human characters. One of these tools is MakeHuman: </text:span><text:a xlink:type="simple" xlink:href="http://www.makehuman.org/">http://www.makehuman.org/</text:a></text:p>
      <text:p text:style-name="P25">Here are now a few things that you can use if you create your own characters for games.</text:p>
      <text:list xml:id="list4327434389143093980" text:style-name="L7">
        <text:list-item>
          <text:p text:style-name="P77">Make sure the origin of the character is at it's very bottom. This will greatly simplify the correct placing of it in the world.</text:p>
        </text:list-item>
        <text:list-item>
          <text:p text:style-name="P77">Keep the polycount low, even if current graphics cards can handle a bunch of polygons already, you should use other <text:span text:style-name="T54">better suited </text:span>tricks to enhance the realism and look of your characters.</text:p>
          <text:list>
            <text:list-item>
              <text:p text:style-name="P85"><text:span text:style-name="T2">Hav</text:span><text:span text:style-name="T19">ing</text:span><text:span text:style-name="T2"> good textures for your characters fitting the style you want for the game</text:span></text:p>
            </text:list-item>
            <text:list-item>
              <text:p text:style-name="P85"><text:span text:style-name="T19">U</text:span><text:span text:style-name="T2">se specialized shaders like bump-</text:span><text:span text:style-name="T19">map</text:span><text:span text:style-name="T2">/normal-map and ambient occlusion. </text:span><text:span text:style-name="T17">The </text:span><text:span text:style-name="T25">textures you need for those</text:span><text:span text:style-name="T17"> can be generated from higher polygon models that have been created with sculpting tools and then baked on a lower polygon model. </text:span><text:span text:style-name="T18">The keyword you can search for </text:span><text:span text:style-name="T25">on this topic</text:span><text:span text:style-name="T18"> is retopo (“remake topology”). There are several ways on doing that </text:span><text:span text:style-name="T25">reaching</text:span><text:span text:style-name="T18"> from handmade to automatic tools.</text:span></text:p>
            </text:list-item>
          </text:list>
        </text:list-item>
        <text:list-item>
          <text:p text:style-name="P78">Put as many objects as possible together into one. For example if the characters clothes shouldn't be changeable, don't waste your precious resources creating the bodyparts below the clothes and directly model the clothes at those parts.</text:p>
        </text:list-item>
      </text:list>
      <text:p text:style-name="P53"><text:soft-page-break/><text:span text:style-name="T2">This tutorial comes with two character models in the .blend </text:span><text:span text:style-name="T20">and .egg</text:span><text:span text:style-name="T2"> file format that you can use for the game.</text:span></text:p>
      <text:p text:style-name="P26">If you want to export the egg file from the blend file by yourself, you need to follow these steps.</text:p>
      <text:list xml:id="list7148815995064511410" text:style-name="L8">
        <text:list-item>
          <text:p text:style-name="P79">Deselect everything and then select only the low polygon character model and the armature</text:p>
        </text:list-item>
        <text:list-item>
          <text:p text:style-name="P79">Go to File → Export → Panda3D (.egg)</text:p>
        </text:list-item>
        <text:list-item>
          <text:p text:style-name="P79">Enter a name for the exported file</text:p>
        </text:list-item>
        <text:list-item>
          <text:p text:style-name="P79">make sure “Copy texture files” on the left pane is checked and the Tex. path is <text:span text:style-name="T49">set</text:span> appropriate.</text:p>
        </text:list-item>
        <text:list-item>
          <text:p text:style-name="P80">Hit “Export to Panda3D EGG” on the top right.</text:p>
        </text:list-item>
      </text:list>
      <text:h text:style-name="P115" text:outline-level="3"><text:bookmark-start text:name="__RefHeading__805_1998868699"/>Bring the characters into the game<text:bookmark-end text:name="__RefHeading__805_1998868699"/></text:h>
      <text:p text:style-name="P55"><text:span text:style-name="T3">N</text:span><text:span text:style-name="T2">ow that we have a character for our game, we need to bring it into our game. </text:span><text:span text:style-name="T23">To do that,</text:span><text:span text:style-name="T22"> copy the characters egg and texture (png) files into a sub folder of the assets/characters directory called “character1”. </text:span><text:span text:style-name="T23">Having them now at the right place, we can write the code necessary for loading them into the game.</text:span></text:p>
      <text:p text:style-name="P56"><text:span text:style-name="T2">As we won't load the characters directly in our main.py script we first create another file where we store our player parts in. In </text:span><text:span text:style-name="T24">the game directory </text:span><text:span text:style-name="T2">create an empty file and name it player.py. </text:span><text:span text:style-name="T24">This will be used to load our character, handle user input and store some values like health for the character.</text:span></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P112">"""</text:p>
      <text:p text:style-name="P112"/>
      <text:p text:style-name="P112"># Panda3D imoprts</text:p>
      <text:p text:style-name="P113">from direct.actor.Actor import Actor</text:p>
      <text:p text:style-name="Code"/>
      <text:p text:style-name="Code">class Player():</text:p>
      <text:p text:style-name="Code"><text:s text:c="4"/>def __init__(self, charNr):</text:p>
      <text:p text:style-name="Code"><text:s text:c="8"/>charPath = "characters/character%d/" % charNr</text:p>
      <text:p text:style-name="Code"><text:s text:c="8"/>self.character = Actor(</text:p>
      <text:p text:style-name="Code"><text:s text:c="12"/>charPath + "char", {</text:p>
      <text:p text:style-name="Code"><text:s text:c="16"/>"Idle":charPath + "idle",</text:p>
      <text:p text:style-name="Code"><text:s text:c="16"/>"walk":charPath + "walk",</text:p>
      <text:p text:style-name="Code"><text:s text:c="16"/>"punch_l":charPath + "punch_l",</text:p>
      <text:p text:style-name="Code"><text:s text:c="16"/>"punch_r":charPath + "punch_r",</text:p>
      <text:p text:style-name="Code"><text:s text:c="16"/>"kick_l":charPath + "kick_l",</text:p>
      <text:p text:style-name="Code"><text:s text:c="16"/>"kick_r":charPath + "kick_r",</text:p>
      <text:p text:style-name="Code"><text:s text:c="16"/>"defend":charPath + "defend"</text:p>
      <text:p text:style-name="Code"><text:s text:c="12"/>})</text:p>
      <text:p text:style-name="Code"><text:s text:c="8"/>self.character.reparentTo(render)</text:p>
      <text:p text:style-name="Code"><text:s text:c="8"/>self.character.hide()</text:p>
      <text:p text:style-name="Code"/>
      <text:p text:style-name="Code"><text:soft-page-break/><text:s text:c="4"/>def start(self, startPos):</text:p>
      <text:p text:style-name="Code"><text:s text:c="8"/>self.character.setPos(startPos)</text:p>
      <text:p text:style-name="Code"><text:s text:c="8"/>self.character.show()</text:p>
      <text:p text:style-name="P58">Let's get through this code and see what's in it.</text:p>
      <text:p text:style-name="P58">The first few lines simply describes it as a python script, name an author and give it a license. <text:span text:style-name="T64">Nothing special so far. Then we have a import statement of one of the game engines classes. We will talk about that class in a bit. The next few lines are also quite standard python so I will just give a brief description of them. Starting with this line</text:span></text:p>
      <text:p text:style-name="Code">def __init__(self, charNr):</text:p>
      <text:p text:style-name="P58">We call the init function with a character number so we can use the class for any character model that we have stored in our assets and not need to write a class for each character.</text:p>
      <text:p text:style-name="Code">charPath = "characters/character%d/" % charNr</text:p>
      <text:p text:style-name="P58">using a variable we will shorten the next few code lines where we will need the path to our character. Also we use the character number as stored in charNr to choose the folder of the players selected character.</text:p>
      <text:p text:style-name="P94">Now we get to the Panda3D specific functionality.</text:p>
      <text:p text:style-name="Code">self.character = Actor(</text:p>
      <text:p text:style-name="Code"><text:s text:c="4"/>charPath + "char", {</text:p>
      <text:p text:style-name="Code"><text:s text:c="8"/>"Idle":charPath + "idle",</text:p>
      <text:p text:style-name="Code"><text:s text:c="8"/>"walk":charPath + "walk",</text:p>
      <text:p text:style-name="Code"><text:s text:c="8"/>"punch_l":charPath + "punch_l",</text:p>
      <text:p text:style-name="Code"><text:s text:c="8"/>"punch_r":charPath + "punch_r",</text:p>
      <text:p text:style-name="Code"><text:s text:c="8"/>"kick_l":charPath + "kick_l",</text:p>
      <text:p text:style-name="Code"><text:s text:c="8"/>"kick_r":charPath + "kick_r",</text:p>
      <text:p text:style-name="Code"><text:s text:c="8"/>"defend":charPath + "defend"</text:p>
      <text:p text:style-name="Code"><text:s text:c="4"/>})</text:p>
      <text:p text:style-name="P58">This function call tells the Panda3D engine to load an animated model. Actor hereby is a global function set up by the engine. The first argument of this function is the main model of our character and the second is a map of name and path strings. The names will be used to later chose which animation should be played and the other string determines the path to an egg file that contains an animation in it belonging to the main model. Note, that you don't need and also shouldn't add the .egg extension to the paths as later on the egg files will be converted into the bam format which we will describe in a later section.</text:p>
      <text:p text:style-name="Code">self.character.reparentTo(render)</text:p>
      <text:p text:style-name="Code">self.character.hide()</text:p>
      <text:p text:style-name="P58">With this two lines of code we first tell the engine it should add the character to the render node. This has to be done for any object that should be rendered in the 3D-<text:span text:style-name="T48">s</text:span>pace created by the engine. Whereas render is a global variable set up by the engine. <text:span text:style-name="T47">Directly after that we call the hide function as we don't want the character to be shown directly after it got loaded.</text:span></text:p>
      <text:p text:style-name="P59"><text:soft-page-break/>Within our start function we currently have just two lines,</text:p>
      <text:p text:style-name="Code">self.character.setPos(startPos)</text:p>
      <text:p text:style-name="P59">and</text:p>
      <text:p text:style-name="Code"><text:span text:style-name="T46">self.character.show()</text:span> </text:p>
      <text:p text:style-name="P59">the first one sets the position of our character in the 3D-space to the one given in the startPos variable. The next line let the character appear in your application and hence is the opposite function to our previously called hide function.</text:p>
      <text:p text:style-name="P57">Now that we have our basic player class ready, we need to instantiate it within the main class to load it and get the player in the game. To do this, we first need to import the class into our main script, so search for the line</text:p>
      <text:p text:style-name="Code">#TODO: Put your game imports here</text:p>
      <text:p text:style-name="P27">and replace it with</text:p>
      <text:p text:style-name="Code">from player import Player</text:p>
      <text:p text:style-name="P30">This statement is important to be able to use the player class in our main script. Without that, the main script won't know where to find the class.</text:p>
      <text:p text:style-name="P28">next search for</text:p>
      <text:p text:style-name="Code">#TODO: put game content initialization stuff here</text:p>
      <text:p text:style-name="P28">and replace that line with</text:p>
      <text:p text:style-name="Code"><text:span text:style-name="T52">self.</text:span><text:span text:style-name="T51">player</text:span> = Player(<text:span text:style-name="T66">1</text:span>)</text:p>
      <text:p text:style-name="P30">Here we have instantiated our player, which is the first step to get it visible in our game <text:span text:style-name="T68">and we also tell it, that we want the first character model to be loaded</text:span>. Later on we will do that for every player in the game, but for now we will have just one w<text:span text:style-name="T67">h</text:span>ich we can play with and test some things.</text:p>
      <text:p text:style-name="P29">Finally put the following line in the enterGame function by replacing the “pass” <text:span text:style-name="T53">line</text:span></text:p>
      <text:p text:style-name="Code"><text:span text:style-name="T50">self.</text:span>player.start((0, <text:span text:style-name="T69">20</text:span>, 0))</text:p>
      <text:p text:style-name="P60">This line will start the general player functionality and place the model at the center of the screen and <text:span text:style-name="T70">20</text:span> units “into” the screen so it will be seen by the camera and hence visibly rendered in the window.</text:p>
      <text:p text:style-name="P61">Now that we have that done and start our game, we will already see our character, which is nice, tho nothing really to special. So let's move on to something more. In the next step we will set up a Finite State Machine or FSM for short and play animations of the character in the various states of this FSM. <text:span text:style-name="T56">For a detailed description of what a FSM is and what it is good for, take a look at this wikipedia article: </text:span><text:a xlink:type="simple" xlink:href="https://en.wikipedia.org/wiki/Finite-state_machine"><text:span text:style-name="T56">https://en.wikipedia.org/wiki/Finite-state_machine</text:span></text:a><text:span text:style-name="T56"> For our player class, we will use the state machine to handle the various actions a player can do for example idling, walking, </text:span><text:soft-page-break/><text:span text:style-name="T56">attacks and it's death state.</text:span></text:p>
      <text:p text:style-name="P62">Let's see how we can implement a FSM for our player class. First of all, we need to import the FSM class from the P3D engine. Just add the following line above the player class definition in the player.py script.</text:p>
      <text:p text:style-name="Code">from direct.fsm.FSM import FSM</text:p>
      <text:p text:style-name="P62">This will let you use the FSM class within the player script. The next part you need to do is to <text:span text:style-name="T58">let</text:span> the <text:span text:style-name="T58">Player </text:span>class <text:span text:style-name="T58">inherit the FSM </text:span>class, which can be achieved by adding FSM into the brackets after “class <text:span text:style-name="T58">P</text:span>layer” so it look as follow.</text:p>
      <text:p text:style-name="Code">class Player(FSM):</text:p>
      <text:p text:style-name="P62">another thing you need to do to be able to use the FSM in this class is to initialize it by adding the following line at the top of the Player class's __init__ function.</text:p>
      <text:p text:style-name="P66">FSM.__init__(self, "FSM-Player%d"%charNr)</text:p>
      <text:p text:style-name="P62">after that you'll be able to use the Player class as an FSM and you can implement state functions in it. <text:span text:style-name="T57">These state functions are the enter and exit parts of a state and hence the names always start with either of them for example enterMainState and exitMainState. There are no specialized functions for the time while the FSM is in a current state, but you can always check in which state the FSM currently is. Also note, that you don't have to implement a enter and exit function to a state and can even ignore them if you don't need them at all.</text:span></text:p>
      <text:p text:style-name="P63">Before we implement some of those state functions let's take a look at animating our character. As we already have loaded our animation files into our character variable through the actor interface, we can simply call functions like play and loop with the name of an animation to start it.</text:p>
      <text:p text:style-name="P64">With this information, we can write our first state function which will be enterIdle. This function will then be called whenever the FSM of the Player class moves into a state called Idle. Note that the states are case sensitive. The following code shows how this function is written. It doesn't matter where this function is located within the Player class but for now we just add it to the bottom of the class.</text:p>
      <text:p text:style-name="Code">def enterIdle(self):</text:p>
      <text:p text:style-name="Code"><text:s text:c="4"/>self.character.loop("Idle")</text:p>
      <text:p text:style-name="P64">Now that we have a enter function to the Idle state, we also need to change to that state as a FSM's state isn't set until you explicitly set it for the first time. <text:span text:style-name="T58">To do that we can call the “request” function which got inherited into the Player class from the FSM class.</text:span></text:p>
      <text:p text:style-name="P65">For now, the best way to change to the Idle state is in the start function of the Player class as the first state should be idling. To achieve this, add the following line at the end of the start function within the Player class.</text:p>
      <text:p text:style-name="Code">self.request("Idle")</text:p>
      <text:p text:style-name="P90"><text:soft-page-break/>After that you should see the character animated with the idle animation if you start the application again.</text:p>
      <text:p text:style-name="P91">Now that we have a first animation playing, we can go and bring in some user interactions <text:span text:style-name="T63">into the game. There are several ways to get the user input and work with it, for example you can use Pandas event system to catch keyboard input as well as a Polling interface and even raw keyboard events. For this tutorial we will use the Polling interface within a task function. Tasks are functions which get called every frame as long as they are active.</text:span></text:p>
      <text:p text:style-name="P92">Knowing this, we are able to add keyboard interactions to our character. We will implement that directly in our Player class for now using a <text:span text:style-name="T65">set of predefined movement variables which </text:span>we can later simply extend for two player (on one Machine) support. Back at our Player class, add the following line <text:span text:style-name="T65">inside the __init__ method.</text:span></text:p>
      <text:p text:style-name="P114">self.walkSpeed = 5.0 # units per second</text:p>
      <text:p text:style-name="P114">self.leftButton = KeyboardButton.asciiKey('a')</text:p>
      <text:p text:style-name="P114">self.rightButton = KeyboardButton.asciiKey('d')</text:p>
      <text:p text:style-name="P99">This <text:span text:style-name="T71">variables define how fast the character is moving from left to right as well as the key mapping</text:span>. <text:span text:style-name="T71">We use the 'A' and 'D' key for letting the character moving left and right respectively. Having those, we will add the function in which we will use these variables.</text:span></text:p>
      <text:p text:style-name="P98">Add the following lines somewhere in the Player class</text:p>
      <text:p text:style-name="Code"><text:s text:c="4"/>def moveTask(self, task):</text:p>
      <text:p text:style-name="Code"><text:s text:c="8"/>speed = 0.0</text:p>
      <text:p text:style-name="Code"><text:s text:c="8"/>isDown = base.mouseWatcherNode.isButtonDown</text:p>
      <text:p text:style-name="Code"><text:s text:c="8"/>if isDown(self.leftButton):</text:p>
      <text:p text:style-name="Code"><text:s text:c="12"/>speed -= self.walkSpeed</text:p>
      <text:p text:style-name="Code"><text:s text:c="8"/>if isDown(self.rightButton):</text:p>
      <text:p text:style-name="Code"><text:s text:c="12"/>speed += self.walkSpeed</text:p>
      <text:p text:style-name="Code"><text:s text:c="8"/>xDelta = speed * globalClock.getDt()</text:p>
      <text:p text:style-name="Code"><text:s text:c="8"/>self.character.setX(self.character, xDelta)</text:p>
      <text:p text:style-name="Code"><text:s text:c="8"/>return task.cont</text:p>
      <text:p text:style-name="P100">TODO: DESCRIBE THE MOVETASK FUNCTION</text:p>
      <text:p text:style-name="Text_20_body"/>
      <text:p text:style-name="P100">Now that we have a task function, we also need to activate that task which can be done by adding the following line at the bottom of the Player class's start function.</text:p>
      <text:p text:style-name="Code">taskMgr.add(self.moveTask, "move task"</text:p>
      <text:h text:style-name="Heading_20_3" text:outline-level="3"><text:bookmark-start text:name="__RefHeading__814_386173091"/><text:soft-page-break/>Add two player controls<text:bookmark-end text:name="__RefHeading__814_386173091"/></text:h>
      <text:h text:style-name="Heading_20_3" text:outline-level="3"><text:bookmark-start text:name="__RefHeading__816_386173091"/>Camera control<text:bookmark-end text:name="__RefHeading__816_386173091"/></text:h>
      <text:h text:style-name="Heading_20_2" text:outline-level="2"><text:bookmark-start text:name="__RefHeading__818_386173091"/>Creating the Environment<text:bookmark-end text:name="__RefHeading__818_386173091"/></text:h>
      <text:h text:style-name="Heading_20_3" text:outline-level="3"><text:bookmark-start text:name="__RefHeading__820_386173091"/>Creating the environment<text:bookmark-end text:name="__RefHeading__820_386173091"/></text:h>
      <text:h text:style-name="Heading_20_3" text:outline-level="3"><text:bookmark-start text:name="__RefHeading__822_386173091"/>Loading the environment into the game<text:bookmark-end text:name="__RefHeading__822_386173091"/></text:h>
      <text:h text:style-name="Heading_20_2" text:outline-level="2"><text:bookmark-start text:name="__RefHeading__824_386173091"/>Building the GUI<text:bookmark-end text:name="__RefHeading__824_386173091"/></text:h>
      <text:h text:style-name="Heading_20_3" text:outline-level="3"><text:bookmark-start text:name="__RefHeading__826_386173091"/>Adding a simple main menu<text:bookmark-end text:name="__RefHeading__826_386173091"/></text:h>
      <text:h text:style-name="Heading_20_3" text:outline-level="3"><text:bookmark-start text:name="__RefHeading__828_386173091"/>Character selection<text:bookmark-end text:name="__RefHeading__828_386173091"/></text:h>
      <text:h text:style-name="Heading_20_3" text:outline-level="3"><text:bookmark-start text:name="__RefHeading__830_386173091"/>Level selection<text:bookmark-end text:name="__RefHeading__830_386173091"/></text:h>
      <text:h text:style-name="Heading_20_2" text:outline-level="2"><text:bookmark-start text:name="__RefHeading__832_386173091"/>Graphic Enhancement<text:bookmark-end text:name="__RefHeading__832_386173091"/></text:h>
      <text:h text:style-name="Heading_20_3" text:outline-level="3"><text:bookmark-start text:name="__RefHeading__834_386173091"/>Particles<text:bookmark-end text:name="__RefHeading__834_386173091"/></text:h>
      <text:h text:style-name="Heading_20_3" text:outline-level="3"><text:bookmark-start text:name="__RefHeading__836_386173091"/>P3D Shader system<text:bookmark-end text:name="__RefHeading__836_386173091"/></text:h>
      <text:h text:style-name="Heading_20_2" text:outline-level="2"><text:bookmark-start text:name="__RefHeading__838_386173091"/>Debugging and Testing<text:bookmark-end text:name="__RefHeading__838_386173091"/></text:h>
      <text:h text:style-name="Heading_20_3" text:outline-level="3"><text:bookmark-start text:name="__RefHeading__840_386173091"/>Direct Tools for debugging and performance tuning<text:bookmark-end text:name="__RefHeading__840_386173091"/></text:h>
      <text:h text:style-name="Heading_20_2" text:outline-level="2"><text:bookmark-start text:name="__RefHeading__842_386173091"/>Releasing the game<text:bookmark-end text:name="__RefHeading__842_386173091"/></text:h>
      <text:h text:style-name="Heading_20_3" text:outline-level="3"><text:bookmark-start text:name="__RefHeading__844_386173091"/><text:span text:style-name="T55">M</text:span>anual and game release content<text:bookmark-end text:name="__RefHeading__844_386173091"/></text:h>
      <text:h text:style-name="Heading_20_3" text:outline-level="3"><text:bookmark-start text:name="__RefHeading__846_386173091"/>Pack the game <text:span text:style-name="T55">as</text:span> executable and installer<text:bookmark-end text:name="__RefHeading__846_38617309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de" style:family="paragraph" style:class="text" style:master-page-name="">
      <style:paragraph-properties fo:margin-left="0.25cm" fo:margin-right="0cm" fo:text-indent="0cm" style:auto-text-indent="false" style:page-number="auto" fo:background-color="#e6e6e6" fo:padding="0.15cm" fo:border="0.06pt solid #000000" style:shadow="#808080 0.101cm 0.101cm">
        <style:tab-stops/>
        <style:background-image/>
      </style:paragraph-properties>
      <style:text-properties style:font-name="Liberation Mono" fo:font-family="'Liberation Mono'" style:font-style-name="Standard" style:font-family-generic="modern" style:font-pitch="fixed" fo:font-size="10pt" fo:language="zxx" fo:country="none" style:font-size-asian="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3344ef" officeooo:paragraph-rsid="003344ef"/>
    </style:style>
    <style:style style:name="MP2" style:family="paragraph" style:parent-style-name="Footer">
      <style:paragraph-properties fo:text-align="end" style:justify-single-word="false"/>
      <style:text-properties officeooo:paragraph-rsid="003344e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anda3D Tutorial</text:p>
      </style:header>
      <style:footer>
        <text:p text:style-name="MP2"><text:tab/><text:page-number text:select-page="current">17</text:page-number><text:tab/></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fred Wolf</meta:initial-creator>
    <meta:creation-date>2015-10-07T13:57:24.748494259</meta:creation-date>
    <dc:date>2015-10-12T23:02:37.205963051</dc:date>
    <dc:creator>Manfred Wolf</dc:creator>
    <meta:editing-duration>P1DT5H37M33S</meta:editing-duration>
    <meta:editing-cycles>63</meta:editing-cycles>
    <meta:generator>LibreOffice/4.2.8.2$Linux_X86_64 LibreOffice_project/420m0$Build-2</meta:generator>
    <meta:document-statistic meta:table-count="0" meta:image-count="1" meta:object-count="0" meta:page-count="17" meta:paragraph-count="285" meta:word-count="5557" meta:character-count="31851" meta:non-whitespace-character-count="26256"/>
  </office:meta>
</office:document-meta>
</file>